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5.775cm"/>
    </style:style>
    <style:style style:name="Table1.C" style:family="table-column">
      <style:table-column-properties style:column-width="9.0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438cm"/>
    </style:style>
    <style:style style:name="Table2.B" style:family="table-column">
      <style:table-column-properties style:column-width="5.54cm"/>
    </style:style>
    <style:style style:name="Table2.C" style:family="table-column">
      <style:table-column-properties style:column-width="4.493cm"/>
    </style:style>
    <style:style style:name="Table2.D" style:family="table-column">
      <style:table-column-properties style:column-width="5.5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82f18" officeooo:paragraph-rsid="00082f18"/>
    </style:style>
    <style:style style:name="P2" style:family="paragraph" style:parent-style-name="Heading_20_2">
      <style:text-properties officeooo:paragraph-rsid="00232987"/>
    </style:style>
    <style:style style:name="P3" style:family="paragraph" style:parent-style-name="Heading_20_2">
      <style:text-properties officeooo:rsid="0027570c" officeooo:paragraph-rsid="0027570c"/>
    </style:style>
    <style:style style:name="P4" style:family="paragraph" style:parent-style-name="Heading_20_2">
      <style:text-properties officeooo:rsid="0034135a" officeooo:paragraph-rsid="0034135a"/>
    </style:style>
    <style:style style:name="P5" style:family="paragraph" style:parent-style-name="Heading_20_2">
      <style:text-properties officeooo:rsid="003de923" officeooo:paragraph-rsid="003de923"/>
    </style:style>
    <style:style style:name="P6" style:family="paragraph" style:parent-style-name="Heading_20_2">
      <style:text-properties officeooo:rsid="003dad9a" officeooo:paragraph-rsid="003dad9a"/>
    </style:style>
    <style:style style:name="P7" style:family="paragraph" style:parent-style-name="Heading_20_2">
      <style:text-properties officeooo:rsid="0052c644" officeooo:paragraph-rsid="0052c644"/>
    </style:style>
    <style:style style:name="P8" style:family="paragraph" style:parent-style-name="Heading_20_3">
      <style:text-properties officeooo:rsid="00082f18" officeooo:paragraph-rsid="00082f18"/>
    </style:style>
    <style:style style:name="P9" style:family="paragraph" style:parent-style-name="Heading_20_3">
      <style:text-properties officeooo:rsid="003dad9a" officeooo:paragraph-rsid="003dad9a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</style:style>
    <style:style style:name="P14" style:family="paragraph" style:parent-style-name="Standard">
      <style:text-properties officeooo:rsid="00082f18" officeooo:paragraph-rsid="00082f18"/>
    </style:style>
    <style:style style:name="P15" style:family="paragraph" style:parent-style-name="Standard">
      <style:text-properties officeooo:paragraph-rsid="00232987"/>
    </style:style>
    <style:style style:name="P16" style:family="paragraph" style:parent-style-name="Standard">
      <style:text-properties officeooo:rsid="0027570c" officeooo:paragraph-rsid="0027570c"/>
    </style:style>
    <style:style style:name="P17" style:family="paragraph" style:parent-style-name="Standard">
      <style:text-properties officeooo:rsid="0034135a" officeooo:paragraph-rsid="0034135a"/>
    </style:style>
    <style:style style:name="P18" style:family="paragraph" style:parent-style-name="Standard">
      <style:text-properties officeooo:rsid="003dad9a" officeooo:paragraph-rsid="003dad9a"/>
    </style:style>
    <style:style style:name="P19" style:family="paragraph" style:parent-style-name="Standard">
      <style:text-properties officeooo:rsid="003de923" officeooo:paragraph-rsid="003de923"/>
    </style:style>
    <style:style style:name="P20" style:family="paragraph" style:parent-style-name="Standard">
      <style:text-properties officeooo:rsid="0052c644" officeooo:paragraph-rsid="0052c644"/>
    </style:style>
    <style:style style:name="P21" style:family="paragraph" style:parent-style-name="Standard">
      <style:text-properties officeooo:rsid="00667a22" officeooo:paragraph-rsid="00667a22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>
      <style:text-properties officeooo:rsid="00082f18" officeooo:paragraph-rsid="00082f18"/>
    </style:style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>
      <style:text-properties officeooo:paragraph-rsid="00232987"/>
    </style:style>
    <style:style style:name="P43" style:family="paragraph" style:parent-style-name="Text_20_body" style:list-style-name="L22"/>
    <style:style style:name="P44" style:family="paragraph" style:parent-style-name="Text_20_body">
      <style:text-properties officeooo:rsid="0027570c" officeooo:paragraph-rsid="0027570c"/>
    </style:style>
    <style:style style:name="P45" style:family="paragraph" style:parent-style-name="Text_20_body" style:list-style-name="L23"/>
    <style:style style:name="P46" style:family="paragraph" style:parent-style-name="Text_20_body">
      <style:text-properties officeooo:rsid="0034135a" officeooo:paragraph-rsid="0034135a"/>
    </style:style>
    <style:style style:name="P47" style:family="paragraph" style:parent-style-name="Text_20_body" style:list-style-name="L24"/>
    <style:style style:name="P48" style:family="paragraph" style:parent-style-name="Text_20_body" style:list-style-name="L25"/>
    <style:style style:name="P49" style:family="paragraph" style:parent-style-name="Text_20_body">
      <style:text-properties officeooo:rsid="003de923" officeooo:paragraph-rsid="003de923"/>
    </style:style>
    <style:style style:name="P50" style:family="paragraph" style:parent-style-name="Text_20_body" style:list-style-name="L26"/>
    <style:style style:name="P51" style:family="paragraph" style:parent-style-name="Text_20_body" style:list-style-name="L27"/>
    <style:style style:name="P52" style:family="paragraph" style:parent-style-name="Text_20_body">
      <style:text-properties officeooo:rsid="003dad9a" officeooo:paragraph-rsid="003dad9a"/>
    </style:style>
    <style:style style:name="P53" style:family="paragraph" style:parent-style-name="Text_20_body" style:list-style-name="L29"/>
    <style:style style:name="P54" style:family="paragraph" style:parent-style-name="Text_20_body" style:list-style-name="L30"/>
    <style:style style:name="P55" style:family="paragraph" style:parent-style-name="Text_20_body" style:list-style-name="L31"/>
    <style:style style:name="P56" style:family="paragraph" style:parent-style-name="Text_20_body" style:list-style-name="L33"/>
    <style:style style:name="P57" style:family="paragraph" style:parent-style-name="Text_20_body" style:list-style-name="L34"/>
    <style:style style:name="P58" style:family="paragraph" style:parent-style-name="Text_20_body">
      <style:text-properties officeooo:rsid="0052c644" officeooo:paragraph-rsid="0052c644"/>
    </style:style>
    <style:style style:name="P59" style:family="paragraph" style:parent-style-name="Text_20_body" style:list-style-name="L35"/>
    <style:style style:name="P60" style:family="paragraph" style:parent-style-name="Text_20_body" style:list-style-name="L36"/>
    <style:style style:name="P61" style:family="paragraph" style:parent-style-name="Text_20_body" style:list-style-name="L37"/>
    <style:style style:name="P62" style:family="paragraph" style:parent-style-name="Text_20_body" style:list-style-name="L38"/>
    <style:style style:name="P63" style:family="paragraph" style:parent-style-name="Text_20_body" style:list-style-name="L39"/>
    <style:style style:name="P64" style:family="paragraph" style:parent-style-name="Text_20_body" style:list-style-name="L40"/>
    <style:style style:name="P65" style:family="paragraph" style:parent-style-name="Text_20_body" style:list-style-name="L42"/>
    <style:style style:name="P66" style:family="paragraph" style:parent-style-name="Text_20_body" style:list-style-name="L43"/>
    <style:style style:name="P67" style:family="paragraph" style:parent-style-name="Text_20_body" style:list-style-name="L44"/>
    <style:style style:name="P68" style:family="paragraph" style:parent-style-name="Text_20_body" style:list-style-name="L45"/>
    <style:style style:name="P69" style:family="paragraph" style:parent-style-name="Text_20_body" style:list-style-name="L46"/>
    <style:style style:name="P70" style:family="paragraph" style:parent-style-name="Text_20_body" style:list-style-name="L47"/>
    <style:style style:name="P71" style:family="paragraph" style:parent-style-name="Text_20_body" style:list-style-name="L48"/>
    <style:style style:name="P72" style:family="paragraph" style:parent-style-name="Text_20_body" style:list-style-name="L49"/>
    <style:style style:name="P73" style:family="paragraph" style:parent-style-name="Text_20_body" style:list-style-name="L50"/>
    <style:style style:name="P74" style:family="paragraph" style:parent-style-name="Text_20_body" style:list-style-name="L51"/>
    <style:style style:name="T1" style:family="text">
      <style:text-properties officeooo:rsid="00232987"/>
    </style:style>
    <style:style style:name="T2" style:family="text">
      <style:text-properties officeooo:rsid="004f1015"/>
    </style:style>
    <style:style style:name="T3" style:family="text">
      <style:text-properties officeooo:rsid="0051dee0"/>
    </style:style>
    <style:style style:name="T4" style:family="text">
      <style:text-properties officeooo:rsid="00547e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Cypress</text:span> is a JavaScript/TypeScript test framework for <text:span text:style-name="Strong_20_Emphasis">web UI</text:span> and <text:span text:style-name="Strong_20_Emphasis">API</text:span> testing. It’s unique because it runs <text:span text:style-name="Strong_20_Emphasis">inside the browser</text:span> alongside your app, giving it deep access to the DOM, network, timers, and console—plus a live GUI runner with time-travel debugging. It also supports <text:span text:style-name="Strong_20_Emphasis">Component Testing</text:span> (React/Vue/Angular/etc.) and <text:span text:style-name="Strong_20_Emphasis">E2E testing</text:span>. </text:p>
      <text:p text:style-name="Standard"/>
      <text:p text:style-name="Standard">cypress/</text:p>
      <text:p text:style-name="Standard"><text:s text:c="2"/>e2e/ <text:s text:c="10"/># your tests</text:p>
      <text:p text:style-name="Standard"><text:s text:c="2"/>fixtures/ <text:s text:c="5"/># test data</text:p>
      <text:p text:style-name="Standard"><text:s text:c="2"/>support/ <text:s text:c="6"/># custom commands, hooks</text:p>
      <text:p text:style-name="Standard"><text:s text:c="2"/>downloads/ <text:s text:c="4"/># (during tests)</text:p>
      <text:p text:style-name="Standard">cypress.config.js</text:p>
      <text:p text:style-name="Standard"/>
      <text:p text:style-name="P14">Architecture:</text:p>
      <text:p text:style-name="P14"/>
      <text:p text:style-name="P14"><text:s text:c="10"/>Your test (cy.* commands)</text:p>
      <text:p text:style-name="P14"><text:s text:c="20"/>│</text:p>
      <text:p text:style-name="P14"><text:s text:c="8"/>┌───────────┴───────────┐</text:p>
      <text:p text:style-name="P14"><text:s text:c="8"/>│ <text:s text:c="22"/>│</text:p>
      <text:p text:style-name="P14"><text:s text:c="2"/>Browser process <text:s text:c="8"/>Node process</text:p>
      <text:p text:style-name="P14"><text:s/>(App + Cypress runner) <text:s text:c="2"/>(Plugins, FS, Proxy)</text:p>
      <text:p text:style-name="P14"><text:s text:c="8"/>│ <text:s text:c="22"/>│</text:p>
      <text:p text:style-name="P14"><text:s text:c="3"/>Injects test UI <text:s text:c="7"/>Controls browser via</text:p>
      <text:p text:style-name="P14"><text:s text:c="3"/>next to your app <text:s text:c="6"/>a local proxy, handles</text:p>
      <text:p text:style-name="P14"><text:s text:c="3"/>(same tab) <text:s text:c="12"/>network, tasks, screenshots</text:p>
      <text:p text:style-name="P14"><text:s text:c="8"/>└───────────┬───────────┘</text:p>
      <text:p text:style-name="P14"><text:s text:c="20"/>│</text:p>
      <text:p text:style-name="P14"><text:s text:c="13"/>Command Queue</text:p>
      <text:p text:style-name="P14"><text:s text:c="5"/>(automatic retry + time travel)</text:p>
      <text:p text:style-name="P14"/>
      <text:p text:style-name="P14"/>
      <text:p text:style-name="P25"><text:span text:style-name="Strong_20_Emphasis">In-browser execution:</text:span> Cypress injects its runner <text:span text:style-name="Strong_20_Emphasis">into the same page</text:span> as your app (same event loop). That’s why it sees DOM changes immediately and can time-travel in the GUI.</text:p>
      <text:list text:style-name="L2">
        <text:list-item>
          <text:p text:style-name="P22"><text:span text:style-name="Strong_20_Emphasis">Local Node side:</text:span> A separate Node process handles <text:span text:style-name="Strong_20_Emphasis">file system</text:span>, <text:span text:style-name="Strong_20_Emphasis">screenshots/videos</text:span>, <text:span text:style-name="Strong_20_Emphasis"><text:span text:style-name="Source_20_Text">cy.task()</text:span></text:span>, and runs a <text:span text:style-name="Strong_20_Emphasis">built-in HTTP proxy</text:span> to observe/stub network (<text:span text:style-name="Source_20_Text">cy.intercept()</text:span>).</text:p>
        </text:list-item>
      </text:list>
      <text:list text:style-name="L3">
        <text:list-item>
          <text:p text:style-name="P23"><text:span text:style-name="Strong_20_Emphasis">Command Queue &amp; Retry-ability:</text:span> Every <text:span text:style-name="Source_20_Text">cy.*</text:span> command is queued; Cypress auto-retries until assertions pass or time out—this eliminates most <text:span text:style-name="Source_20_Text">sleep()</text:span>/wait flakiness.</text:p>
        </text:list-item>
      </text:list>
      <text:list text:style-name="L4">
        <text:list-item>
          <text:p text:style-name="P24"><text:span text:style-name="Strong_20_Emphasis">Auto-waiting:</text:span> Cypress implicitly waits for elements to appear/be actionable and for page/network stability (no manual explicit waits most of the time).</text:p>
        </text:list-item>
      </text:list>
      <text:h text:style-name="P8" text:outline-level="3">Lifecycle of a single command</text:h>
      <text:list text:style-name="L5">
        <text:list-item>
          <text:p text:style-name="P26">You write <text:span text:style-name="Source_20_Text">cy.get('#username').type('abhishek')</text:span>.</text:p>
        </text:list-item>
        <text:list-item>
          <text:p text:style-name="P26">Cypress enqueues it; when executed, it queries the DOM repeatedly until <text:span text:style-name="Source_20_Text">#username</text:span> exists and is interactable.</text:p>
        </text:list-item>
        <text:list-item>
          <text:p text:style-name="P26">It performs <text:span text:style-name="Source_20_Text">.type()</text:span>, then logs a snapshot for time-travel.</text:p>
        </text:list-item>
        <text:list-item>
          <text:p text:style-name="P26"><text:soft-page-break/>Assertions chained with <text:span text:style-name="Source_20_Text">.should(...)</text:span> keep retrying until they pass or the default timeout is hit.</text:p>
        </text:list-item>
      </text:list>
      <text:p text:style-name="P14">cy.visit('/path') <text:s text:c="17"/>// navigate</text:p>
      <text:p text:style-name="P14">cy.get('selector') <text:s text:c="16"/>// query</text:p>
      <text:p text:style-name="P14">cy.contains('text') <text:s text:c="15"/>// by text</text:p>
      <text:p text:style-name="P14">cy.click() .type() .select() <text:s text:c="6"/>// actions</text:p>
      <text:p text:style-name="P14">cy.should('be.visible') <text:s text:c="11"/>// assertions (chai)</text:p>
      <text:p text:style-name="P14">cy.intercept('METHOD', 'url') <text:s text:c="5"/>// network spy/stub</text:p>
      <text:p text:style-name="P14">cy.viewport(1280, 720) <text:s text:c="12"/>// responsive</text:p>
      <text:p text:style-name="P14">cy.screenshot() .log() <text:s text:c="12"/>// debug/report</text:p>
      <text:p text:style-name="P14">cy.task('name', args) <text:s text:c="13"/>// run Node code</text:p>
      <text:p text:style-name="P14"/>
      <text:h text:style-name="P1" text:outline-level="2"><text:span text:style-name="Strong_20_Emphasis">What is </text:span><text:span text:style-name="Strong_20_Emphasis"><text:span text:style-name="Source_20_Text">package.json</text:span></text:span><text:span text:style-name="Strong_20_Emphasis">?</text:span></text:h>
      <text:list text:style-name="L6">
        <text:list-item>
          <text:p text:style-name="P27"><text:span text:style-name="Source_20_Text">package.json</text:span> = <text:span text:style-name="Strong_20_Emphasis">the manifest file of your project</text:span>.</text:p>
        </text:list-item>
        <text:list-item>
          <text:p text:style-name="P27">It tells npm:</text:p>
          <text:list>
            <text:list-item>
              <text:p text:style-name="P27">Project name, version, description.</text:p>
            </text:list-item>
            <text:list-item>
              <text:p text:style-name="P27">Which packages your project needs to run.</text:p>
            </text:list-item>
            <text:list-item>
              <text:p text:style-name="P27">Which scripts you can run (<text:span text:style-name="Source_20_Text">npm start</text:span>, <text:span text:style-name="Source_20_Text">npm test</text:span>, etc.).</text:p>
            </text:list-item>
          </text:list>
        </text:list-item>
        <text:list-item>
          <text:p text:style-name="P27">When you install packages, npm writes them here so anyone else can run <text:span text:style-name="Source_20_Text">npm install</text:span> and get the same dependencies.</text:p>
        </text:list-item>
      </text:list>
      <text:p text:style-name="P14"><text:span text:style-name="Source_20_Text">npx</text:span> just finds the package in your <text:span text:style-name="Source_20_Text">node_modules</text:span> and runs it. </text:p>
      <text:h text:style-name="P1" text:outline-level="2"><text:span text:style-name="Strong_20_Emphasis"><text:span text:style-name="Source_20_Text">npx cypress run</text:span></text:span></text:h>
      <text:list text:style-name="L7">
        <text:list-item>
          <text:p text:style-name="P28">Runs Cypress tests <text:span text:style-name="Strong_20_Emphasis">headlessly</text:span> (no visible browser UI).</text:p>
        </text:list-item>
        <text:list-item>
          <text:p text:style-name="P28">Executes all tests automatically and outputs results in the terminal.</text:p>
        </text:list-item>
        <text:list-item>
          <text:p text:style-name="P28">Used in <text:span text:style-name="Strong_20_Emphasis">CI/CD pipelines</text:span> or automated scripts.</text:p>
        </text:list-item>
      </text:list>
      <text:h text:style-name="P1" text:outline-level="2"><text:span text:style-name="Strong_20_Emphasis"><text:span text:style-name="Source_20_Text">cypress/fixtures/</text:span></text:span></text:h>
      <text:list text:style-name="L8">
        <text:list-item>
          <text:p text:style-name="P29">Stores <text:span text:style-name="Strong_20_Emphasis">static test data</text:span> (JSON, text, images, etc.).</text:p>
        </text:list-item>
        <text:list-item>
          <text:p text:style-name="P29">You can load this data into your tests with <text:span text:style-name="Source_20_Text">cy.fixture()</text:span>.</text:p>
        </text:list-item>
        <text:list-item>
          <text:p text:style-name="P29">Useful for <text:span text:style-name="Strong_20_Emphasis">mocking data</text:span> instead of hitting a live API.</text:p>
        </text:list-item>
      </text:list>
      <text:p text:style-name="P14">cy.fixture('login_data').then((data) =&gt; {</text:p>
      <text:p text:style-name="P14"><text:s text:c="2"/>cy.get('#username').type(data.username)</text:p>
      <text:p text:style-name="P14"><text:s text:c="2"/>cy.get('#password').type(data.password)</text:p>
      <text:p text:style-name="P14">})</text:p>
      <text:p text:style-name="P14"/>
      <text:h text:style-name="P1" text:outline-level="2"><text:span text:style-name="Strong_20_Emphasis"><text:span text:style-name="Source_20_Text">cypress/integration/</text:span></text:span><text:span text:style-name="Strong_20_Emphasis"> or </text:span><text:span text:style-name="Strong_20_Emphasis"><text:span text:style-name="Source_20_Text">cypress/e2e/</text:span></text:span></text:h>
      <text:list text:style-name="L9">
        <text:list-item>
          <text:p text:style-name="P30">This is where <text:span text:style-name="Strong_20_Emphasis">your test files</text:span> live.</text:p>
        </text:list-item>
        <text:list-item>
          <text:p text:style-name="P30"><text:soft-page-break/>In <text:span text:style-name="Strong_20_Emphasis">Cypress v10+</text:span>, <text:span text:style-name="Source_20_Text">integration</text:span> is replaced by <text:span text:style-name="Source_20_Text">e2e</text:span>.</text:p>
        </text:list-item>
        <text:list-item>
          <text:p text:style-name="P30">You can organize tests into subfolders by feature/module.</text:p>
        </text:list-item>
      </text:list>
      <text:p text:style-name="Text_20_body"><text:span text:style-name="Strong_20_Emphasis">Example:</text:span></text:p>
      <text:p text:style-name="P10"><text:span text:style-name="Source_20_Text">cypress/e2e/login.spec.js</text:span></text:p>
      <text:p text:style-name="P13"><text:span text:style-name="Source_20_Text">cypress/e2e/cart/cart.spec.js</text:span></text:p>
      <text:h text:style-name="P1" text:outline-level="2"><text:span text:style-name="Strong_20_Emphasis"><text:span text:style-name="Source_20_Text">cypress/support/</text:span></text:span><text:span text:style-name="Strong_20_Emphasis"> Purpose</text:span></text:h>
      <text:list text:style-name="L10">
        <text:list-item>
          <text:p text:style-name="P31">This folder is where you put <text:span text:style-name="Strong_20_Emphasis">global configurations</text:span>, <text:span text:style-name="Strong_20_Emphasis">reusable commands</text:span>, and <text:span text:style-name="Strong_20_Emphasis">hooks</text:span> that Cypress will <text:span text:style-name="Strong_20_Emphasis">automatically load before running your tests</text:span>.</text:p>
        </text:list-item>
        <text:list-item>
          <text:p text:style-name="P31">Any code here is <text:span text:style-name="Strong_20_Emphasis">not a test itself</text:span> — it’s test <text:span text:style-name="Emphasis">setup</text:span> or helper code.</text:p>
        </text:list-item>
        <text:list-item>
          <text:p text:style-name="P31">The goal: <text:span text:style-name="Strong_20_Emphasis">Keep your test files clean and DRY</text:span> (Don’t Repeat Yourself).</text:p>
        </text:list-item>
      </text:list>
      <text:h text:style-name="P1" text:outline-level="2"><text:span text:style-name="Strong_20_Emphasis"><text:span text:style-name="Source_20_Text">cypress/support/e2e.js</text:span></text:span><text:span text:style-name="Strong_20_Emphasis"> (Cypress v10+)</text:span></text:h>
      <text:p text:style-name="Text_20_body"><text:span text:style-name="Emphasis">(In Cypress &lt; v10, this file was </text:span><text:span text:style-name="Emphasis"><text:span text:style-name="Source_20_Text">index.js</text:span></text:span><text:span text:style-name="Emphasis">)</text:span></text:p>
      <text:p text:style-name="Text_20_body"><text:span text:style-name="Strong_20_Emphasis">What it does:</text:span></text:p>
      <text:list text:style-name="L11">
        <text:list-item>
          <text:p text:style-name="P32">Runs <text:span text:style-name="Strong_20_Emphasis">before every single spec file</text:span>.</text:p>
        </text:list-item>
        <text:list-item>
          <text:p text:style-name="P32">Perfect for:</text:p>
          <text:list>
            <text:list-item>
              <text:p text:style-name="P32">Importing custom commands (<text:span text:style-name="Source_20_Text">commands.js</text:span>).</text:p>
            </text:list-item>
            <text:list-item>
              <text:p text:style-name="P32">Setting up global hooks (<text:span text:style-name="Source_20_Text">before</text:span>, <text:span text:style-name="Source_20_Text">beforeEach</text:span>).</text:p>
            </text:list-item>
            <text:list-item>
              <text:p text:style-name="P32">Importing reusable libraries (e.g., <text:span text:style-name="Source_20_Text">faker</text:span>, <text:span text:style-name="Source_20_Text">dayjs</text:span>).</text:p>
            </text:list-item>
            <text:list-item>
              <text:p text:style-name="P32">Configuring global behaviors (e.g., ignoring uncaught exceptions).</text:p>
            </text:list-item>
          </text:list>
        </text:list-item>
      </text:list>
      <text:p text:style-name="P14">// cypress/support/e2e.js</text:p>
      <text:p text:style-name="P14"/>
      <text:p text:style-name="P14">// Import custom commands</text:p>
      <text:p text:style-name="P14">import './commands'</text:p>
      <text:p text:style-name="P14"/>
      <text:p text:style-name="P14">// Ignore Cypress failing on app errors</text:p>
      <text:p text:style-name="P14">Cypress.on('uncaught:exception', (err, runnable) =&gt; {</text:p>
      <text:p text:style-name="P14"><text:s text:c="2"/>return false // prevents test from failing</text:p>
      <text:p text:style-name="P14">})</text:p>
      <text:p text:style-name="P14"/>
      <text:p text:style-name="P14">// Global beforeEach</text:p>
      <text:p text:style-name="P14">beforeEach(() =&gt; {</text:p>
      <text:p text:style-name="P14"><text:s text:c="2"/>cy.log('This runs before each test')</text:p>
      <text:p text:style-name="P14">})</text:p>
      <text:p text:style-name="P14"/>
      <text:h text:style-name="P1" text:outline-level="2"><text:span text:style-name="Strong_20_Emphasis"><text:span text:style-name="Source_20_Text">cypress/support/commands.js</text:span></text:span></text:h>
      <text:list text:style-name="L12">
        <text:list-item>
          <text:p text:style-name="P33">This is where you <text:span text:style-name="Strong_20_Emphasis">create custom Cypress commands</text:span>.</text:p>
        </text:list-item>
        <text:list-item>
          <text:p text:style-name="P33"><text:soft-page-break/>Custom commands help you reuse actions across tests without repeating steps.</text:p>
        </text:list-item>
      </text:list>
      <text:p text:style-name="Text_20_body"><text:span text:style-name="Strong_20_Emphasis">Example:</text:span></text:p>
      <text:p text:style-name="P10"><text:span text:style-name="Source_20_Text">// cypress/support/commands.js</text:span></text:p>
      <text:p text:style-name="P12"/>
      <text:p text:style-name="P12"><text:span text:style-name="Source_20_Text">// Custom login command</text:span></text:p>
      <text:p text:style-name="P12"><text:span text:style-name="Source_20_Text">Cypress.Commands.add('login', (username, password) =&gt; {</text:span></text:p>
      <text:p text:style-name="P12"><text:span text:style-name="Source_20_Text"><text:s text:c="2"/>cy.visit('/login')</text:span></text:p>
      <text:p text:style-name="P12"><text:span text:style-name="Source_20_Text"><text:s text:c="2"/>cy.get('#username').type(username)</text:span></text:p>
      <text:p text:style-name="P12"><text:span text:style-name="Source_20_Text"><text:s text:c="2"/>cy.get('#password').type(password)</text:span></text:p>
      <text:p text:style-name="P12"><text:span text:style-name="Source_20_Text"><text:s text:c="2"/>cy.get('#loginBtn').click()</text:span></text:p>
      <text:p text:style-name="P13"><text:span text:style-name="Source_20_Text">})</text:span></text:p>
      <text:h text:style-name="P1" text:outline-level="2"><text:span text:style-name="Strong_20_Emphasis">1️⃣ describe()</text:span></text:h>
      <text:list text:style-name="L13">
        <text:list-item>
          <text:p text:style-name="P34">Groups related tests together.</text:p>
        </text:list-item>
        <text:list-item>
          <text:p text:style-name="P34">Think of it as a <text:span text:style-name="Strong_20_Emphasis">chapter heading</text:span> for a group of test cases.</text:p>
        </text:list-item>
      </text:list>
      <text:p text:style-name="P10"><text:span text:style-name="Source_20_Text">describe('Login Feature', () =&gt; {</text:span></text:p>
      <text:p text:style-name="P12"><text:span text:style-name="Source_20_Text"><text:s text:c="2"/>// tests related to login go here</text:span></text:p>
      <text:p text:style-name="P13"><text:span text:style-name="Source_20_Text">})</text:span></text:p>
      <text:h text:style-name="P1" text:outline-level="2"><text:span text:style-name="Strong_20_Emphasis">it()</text:span></text:h>
      <text:list text:style-name="L14">
        <text:list-item>
          <text:p text:style-name="P35">Defines a <text:span text:style-name="Strong_20_Emphasis">single test case</text:span>.</text:p>
        </text:list-item>
        <text:list-item>
          <text:p text:style-name="P35">Reads like: “It should do this…”.</text:p>
        </text:list-item>
      </text:list>
      <text:p text:style-name="P10"><text:span text:style-name="Source_20_Text">it('should login with valid credentials', () =&gt; {</text:span></text:p>
      <text:p text:style-name="P12"><text:span text:style-name="Source_20_Text"><text:s text:c="2"/>cy.visit('/login')</text:span></text:p>
      <text:p text:style-name="P12"><text:span text:style-name="Source_20_Text"><text:s text:c="2"/>cy.get('#username').type('admin')</text:span></text:p>
      <text:p text:style-name="P12"><text:span text:style-name="Source_20_Text"><text:s text:c="2"/>cy.get('#password').type('1234')</text:span></text:p>
      <text:p text:style-name="P12"><text:span text:style-name="Source_20_Text"><text:s text:c="2"/>cy.get('#loginBtn').click()</text:span></text:p>
      <text:p text:style-name="P12"><text:span text:style-name="Source_20_Text"><text:s text:c="2"/>cy.contains('Welcome').should('be.visible')</text:span></text:p>
      <text:p text:style-name="P13"><text:span text:style-name="Source_20_Text">})</text:span></text:p>
      <text:h text:style-name="P1" text:outline-level="2"><text:span text:style-name="Strong_20_Emphasis">before()</text:span></text:h>
      <text:list text:style-name="L15">
        <text:list-item>
          <text:p text:style-name="P36">Runs <text:span text:style-name="Strong_20_Emphasis">once</text:span> before <text:span text:style-name="Strong_20_Emphasis">all</text:span> the tests in the <text:span text:style-name="Source_20_Text">describe()</text:span> block.</text:p>
        </text:list-item>
        <text:list-item>
          <text:p text:style-name="P36">Good for <text:span text:style-name="Strong_20_Emphasis">global setup</text:span> (e.g., DB connection, global login).</text:p>
        </text:list-item>
      </text:list>
      <text:p text:style-name="P10"><text:span text:style-name="Source_20_Text">before(() =&gt; {</text:span></text:p>
      <text:p text:style-name="P12"><text:span text:style-name="Source_20_Text"><text:s text:c="2"/>cy.log('This runs once before all tests')</text:span></text:p>
      <text:p text:style-name="P13"><text:span text:style-name="Source_20_Text">})</text:span></text:p>
      <text:h text:style-name="P1" text:outline-level="2"><text:span text:style-name="Strong_20_Emphasis">beforeEach()</text:span></text:h>
      <text:list text:style-name="L16">
        <text:list-item>
          <text:p text:style-name="P37">Runs <text:span text:style-name="Strong_20_Emphasis">before every single test</text:span> in that <text:span text:style-name="Source_20_Text">describe()</text:span> block.</text:p>
        </text:list-item>
        <text:list-item>
          <text:p text:style-name="P37">Good for <text:span text:style-name="Strong_20_Emphasis">repetitive setup</text:span> (e.g., visiting a page before each test).</text:p>
        </text:list-item>
      </text:list>
      <text:p text:style-name="P10"><text:span text:style-name="Source_20_Text">beforeEach(() =&gt; {</text:span></text:p>
      <text:p text:style-name="P12"><text:span text:style-name="Source_20_Text"><text:s text:c="2"/>cy.visit('/login')</text:span></text:p>
      <text:p text:style-name="P13"><text:span text:style-name="Source_20_Text">})</text:span></text:p>
      <text:h text:style-name="P1" text:outline-level="2"><text:soft-page-break/><text:span text:style-name="Strong_20_Emphasis">after()</text:span></text:h>
      <text:list text:style-name="L17">
        <text:list-item>
          <text:p text:style-name="P38">Runs <text:span text:style-name="Strong_20_Emphasis">once</text:span> after <text:span text:style-name="Strong_20_Emphasis">all</text:span> the tests are done.</text:p>
        </text:list-item>
        <text:list-item>
          <text:p text:style-name="P38">Good for cleanup (e.g., closing DB connection, deleting test data).</text:p>
        </text:list-item>
      </text:list>
      <text:p text:style-name="P10"><text:span text:style-name="Source_20_Text">after(() =&gt; {</text:span></text:p>
      <text:p text:style-name="P12"><text:span text:style-name="Source_20_Text"><text:s text:c="2"/>cy.log('This runs once after all tests')</text:span></text:p>
      <text:p text:style-name="P13"><text:span text:style-name="Source_20_Text">})</text:span></text:p>
      <text:p text:style-name="Horizontal_20_Line"/>
      <text:h text:style-name="Heading_20_2" text:outline-level="2"><text:span text:style-name="Strong_20_Emphasis">6️⃣ afterEach()</text:span></text:h>
      <text:list text:style-name="L18">
        <text:list-item>
          <text:p text:style-name="P39">Runs <text:span text:style-name="Strong_20_Emphasis">after every single test</text:span> in the <text:span text:style-name="Source_20_Text">describe()</text:span> block.</text:p>
        </text:list-item>
        <text:list-item>
          <text:p text:style-name="P39">Good for <text:span text:style-name="Strong_20_Emphasis">cleanup after each test</text:span> (e.g., clearing cookies/local storage).</text:p>
        </text:list-item>
      </text:list>
      <text:p text:style-name="P10"><text:span text:style-name="Source_20_Text">afterEach(() =&gt; {</text:span></text:p>
      <text:p text:style-name="P12"><text:span text:style-name="Source_20_Text"><text:s text:c="2"/>cy.clearCookies()</text:span></text:p>
      <text:p text:style-name="P13"><text:span text:style-name="Source_20_Text">})</text:span></text:p>
      <text:p text:style-name="P14">describe('Login Feature', () =&gt; {</text:p>
      <text:p text:style-name="P14"/>
      <text:p text:style-name="P14"><text:s text:c="2"/>before(() =&gt; {</text:p>
      <text:p text:style-name="P14"><text:s text:c="4"/>cy.log('=== Runs once before all tests ===')</text:p>
      <text:p text:style-name="P14"><text:s text:c="2"/>})</text:p>
      <text:p text:style-name="P14"/>
      <text:p text:style-name="P14"><text:s text:c="2"/>beforeEach(() =&gt; {</text:p>
      <text:p text:style-name="P14"><text:s text:c="4"/>cy.visit('/login')</text:p>
      <text:p text:style-name="P14"><text:s text:c="2"/>})</text:p>
      <text:p text:style-name="P14"/>
      <text:p text:style-name="P14"><text:s text:c="2"/>it('should login with valid credentials', () =&gt; {</text:p>
      <text:p text:style-name="P14"><text:s text:c="4"/>cy.get('#username').type('admin')</text:p>
      <text:p text:style-name="P14"><text:s text:c="4"/>cy.get('#password').type('1234')</text:p>
      <text:p text:style-name="P14"><text:s text:c="4"/>cy.get('#loginBtn').click()</text:p>
      <text:p text:style-name="P14"><text:s text:c="4"/>cy.contains('Welcome').should('be.visible')</text:p>
      <text:p text:style-name="P14"><text:s text:c="2"/>})</text:p>
      <text:p text:style-name="P14"/>
      <text:p text:style-name="P14"><text:s text:c="2"/>it('should show error for invalid credentials', () =&gt; {</text:p>
      <text:p text:style-name="P14"><text:s text:c="4"/>cy.get('#username').type('wrong')</text:p>
      <text:p text:style-name="P14"><text:s text:c="4"/>cy.get('#password').type('wrong')</text:p>
      <text:p text:style-name="P14"><text:s text:c="4"/>cy.get('#loginBtn').click()</text:p>
      <text:p text:style-name="P14"><text:s text:c="4"/>cy.contains('Invalid username or password').should('be.visible')</text:p>
      <text:p text:style-name="P14"><text:s text:c="2"/>})</text:p>
      <text:p text:style-name="P14"/>
      <text:p text:style-name="P14"><text:s text:c="2"/>afterEach(() =&gt; {</text:p>
      <text:p text:style-name="P14"><text:s text:c="4"/>cy.log('=== Cleanup after each test ===')</text:p>
      <text:p text:style-name="P14"><text:s text:c="2"/>})</text:p>
      <text:p text:style-name="P14"/>
      <text:p text:style-name="P14"><text:s text:c="2"/>after(() =&gt; {</text:p>
      <text:p text:style-name="P14"><text:s text:c="4"/>cy.log('=== Runs once after all tests ===')</text:p>
      <text:p text:style-name="P14"><text:s text:c="2"/>})</text:p>
      <text:p text:style-name="P14">})</text:p>
      <text:p text:style-name="P14"><text:soft-page-break/></text:p>
      <text:p text:style-name="P15"><text:span text:style-name="T1">**</text:span>Cypress commands are <text:span text:style-name="Strong_20_Emphasis">asynchronous</text:span> — you can’t just store the value in a variable like normal JS. You have to use <text:span text:style-name="Source_20_Text">.then()</text:span> or <text:span text:style-name="Source_20_Text">.invoke()</text:span>. </text:p>
      <text:p text:style-name="P15"/>
      <text:p text:style-name="P15">cy.get('.my-selector')</text:p>
      <text:p text:style-name="P15"><text:s text:c="2"/>.invoke('text')</text:p>
      <text:p text:style-name="P15"><text:s text:c="2"/>.then((text) =&gt; {</text:p>
      <text:p text:style-name="P15"><text:s text:c="4"/>cy.log('Element text is: ' + text)</text:p>
      <text:p text:style-name="P15"><text:s text:c="4"/>// you can also assert:</text:p>
      <text:p text:style-name="P15"><text:s text:c="4"/>expect(text.trim()).to.equal('Expected Value')</text:p>
      <text:p text:style-name="P15"><text:s text:c="2"/>})</text:p>
      <text:p text:style-name="P15">If it’s an <text:span text:style-name="Source_20_Text">&lt;input&gt;</text:span> or <text:span text:style-name="Source_20_Text">&lt;textarea&gt;</text:span>, you use <text:span text:style-name="Source_20_Text">.invoke('val')</text:span> instead of <text:span text:style-name="Source_20_Text">.text()</text:span>. </text:p>
      <text:p text:style-name="P15"/>
      <text:p text:style-name="P42"><text:span text:style-name="Source_20_Text">.invoke('text')</text:span> works for <text:span text:style-name="Strong_20_Emphasis">visible text inside an element</text:span>.</text:p>
      <text:list text:style-name="L20">
        <text:list-item>
          <text:p text:style-name="P40"><text:span text:style-name="Source_20_Text">.invoke('val')</text:span> works for <text:span text:style-name="Strong_20_Emphasis">values inside inputs</text:span>.</text:p>
        </text:list-item>
      </text:list>
      <text:list text:style-name="L21">
        <text:list-item>
          <text:p text:style-name="P41">Always use <text:span text:style-name="Source_20_Text">.trim()</text:span> if there might be extra spaces or line breaks.</text:p>
        </text:list-item>
      </text:list>
      <text:h text:style-name="P2" text:outline-level="2"><text:span text:style-name="Strong_20_Emphasis"><text:span text:style-name="Source_20_Text">.contains()</text:span></text:span><text:span text:style-name="Strong_20_Emphasis"> in Cypress</text:span></text:h>
      <text:p text:style-name="Text_20_body">Think of <text:span text:style-name="Source_20_Text">.contains()</text:span> as <text:span text:style-name="Strong_20_Emphasis">"find element by text content"</text:span>.</text:p>
      <text:p text:style-name="P15">cy.contains('Some Text') <text:s text:c="20"/>// Finds element containing text</text:p>
      <text:p text:style-name="P15">cy.contains('button', 'Login') <text:s text:c="14"/>// Finds &lt;button&gt; that has 'Login'</text:p>
      <text:p text:style-name="P15">cy.get('.my-class').contains('Some Text') <text:s text:c="3"/>// Within this selector, find text</text:p>
      <text:p text:style-name="P15"/>
      <text:p text:style-name="P15">// Click button that has "Submit" text</text:p>
      <text:p text:style-name="P15">cy.contains('button', 'Submit').click()</text:p>
      <text:p text:style-name="P15"/>
      <text:p text:style-name="P15">// Check hidden text</text:p>
      <text:p text:style-name="P15">cy.contains('Secret Text', { matchCase: false, includeShadowDom: true })</text:p>
      <text:p text:style-name="P15"/>
      <text:p text:style-name="P16">**</text:p>
      <text:h text:style-name="P3" text:outline-level="2"><text:span text:style-name="Strong_20_Emphasis"><text:span text:style-name="Source_20_Text">expect()</text:span></text:span><text:span text:style-name="Strong_20_Emphasis"> in Cypress</text:span></text:h>
      <text:p text:style-name="Text_20_body">This is <text:span text:style-name="Strong_20_Emphasis">Chai assertion syntax</text:span>, used inside <text:span text:style-name="Source_20_Text">.then()</text:span> or <text:span text:style-name="Source_20_Text">.should()</text:span>.</text:p>
      <text:p text:style-name="Text_20_body"><text:span text:style-name="Strong_20_Emphasis">Common forms:</text:span></text:p>
      <text:p text:style-name="P10"><text:span text:style-name="Source_20_Text">expect(actualValue).to.equal(expectedValue)</text:span></text:p>
      <text:p text:style-name="P12"><text:span text:style-name="Source_20_Text">expect(actualValue).to.include(substring)</text:span></text:p>
      <text:p text:style-name="P12"><text:span text:style-name="Source_20_Text">expect(actualValue).to.contain(substring)</text:span></text:p>
      <text:p text:style-name="P12"><text:span text:style-name="Source_20_Text">expect(actualValue).to.have.length(3)</text:span></text:p>
      <text:p text:style-name="P13"><text:span text:style-name="Source_20_Text">expect(actualValue).to.match(/regex/)</text:span></text:p>
      <text:h text:style-name="P3" text:outline-level="2"><text:span text:style-name="Strong_20_Emphasis">How </text:span><text:span text:style-name="Strong_20_Emphasis"><text:span text:style-name="Source_20_Text">.should()</text:span></text:span><text:span text:style-name="Strong_20_Emphasis"> works with Cypress</text:span></text:h>
      <text:p text:style-name="Text_20_body"><text:span text:style-name="Source_20_Text">.should()</text:span> is Cypress’ built-in way to assert directly in the chain.</text:p>
      <text:p text:style-name="P10"><text:span text:style-name="Source_20_Text">cy.get('.welcome-msg').should('contain', 'Welcome') // partial match</text:span></text:p>
      <text:p text:style-name="P12"><text:span text:style-name="Source_20_Text">cy.get('.welcome-msg').should('have.text', 'Welcome Abhishek') // exact match</text:span></text:p>
      <text:p text:style-name="P13"><text:span text:style-name="Source_20_Text">cy.get('#username').should('have.value', 'Abhi123') // for input fields</text:span></text:p>
      <text:p text:style-name="P44"><text:soft-page-break/><text:span text:style-name="Strong_20_Emphasis">Key difference:</text:span></text:p>
      <text:list text:style-name="L22">
        <text:list-item>
          <text:p text:style-name="P43"><text:span text:style-name="Source_20_Text">.should()</text:span> works directly on Cypress commands.</text:p>
        </text:list-item>
        <text:list-item>
          <text:p text:style-name="P43"><text:span text:style-name="Source_20_Text">expect()</text:span> is for <text:span text:style-name="Strong_20_Emphasis">manual assertions</text:span> when you already have the value in <text:span text:style-name="Source_20_Text">.then()</text:span>.</text:p>
        </text:list-item>
      </text:list>
      <text:p text:style-name="P16">it('Example test', () =&gt; {</text:p>
      <text:p text:style-name="P16"><text:s text:c="2"/>// Click by text</text:p>
      <text:p text:style-name="P16"><text:s text:c="2"/>cy.contains('button', 'Login').click()</text:p>
      <text:p text:style-name="P16"/>
      <text:p text:style-name="P16"><text:s text:c="2"/>// Check partial match</text:p>
      <text:p text:style-name="P16"><text:s text:c="2"/>cy.get('.welcome-msg').should('contain', 'Welcome')</text:p>
      <text:p text:style-name="P16"/>
      <text:p text:style-name="P16"><text:s text:c="2"/>// Check exact match</text:p>
      <text:p text:style-name="P16"><text:s text:c="2"/>cy.get('.welcome-msg').should('have.text', 'Welcome Abhishek')</text:p>
      <text:p text:style-name="P16"/>
      <text:p text:style-name="P16"><text:s text:c="2"/>// Using expect after extracting text</text:p>
      <text:p text:style-name="P16"><text:s text:c="2"/>cy.get('.welcome-msg').then(($el) =&gt; {</text:p>
      <text:p text:style-name="P16"><text:s text:c="4"/>const text = $el.text().trim()</text:p>
      <text:p text:style-name="P16"><text:s text:c="4"/>expect(text).to.include('Abhishek')</text:p>
      <text:p text:style-name="P16"><text:s text:c="2"/>})</text:p>
      <text:p text:style-name="P16">})</text:p>
      <text:h text:style-name="P3" text:outline-level="2"><text:span text:style-name="Strong_20_Emphasis">Exact text match</text:span></text:h>
      <text:h text:style-name="Heading_20_3" text:outline-level="3">Using <text:span text:style-name="Source_20_Text">.should()</text:span>:</text:h>
      <text:p text:style-name="P10"><text:span text:style-name="Source_20_Text">cy.get('.welcome-msg')</text:span></text:p>
      <text:p text:style-name="P13"><text:span text:style-name="Source_20_Text"><text:s text:c="2"/>.should('have.text', 'Welcome Abhishek')</text:span></text:p>
      <text:h text:style-name="P3" text:outline-level="2"><text:span text:style-name="Strong_20_Emphasis">Partial text match</text:span></text:h>
      <text:h text:style-name="Heading_20_3" text:outline-level="3">Using <text:span text:style-name="Source_20_Text">.should()</text:span>:</text:h>
      <text:p text:style-name="P10"><text:span text:style-name="Source_20_Text">cy.get('.welcome-msg')</text:span></text:p>
      <text:p text:style-name="P13"><text:span text:style-name="Source_20_Text"><text:s text:c="2"/>.should('contain', 'Welcome')</text:span></text:p>
      <text:h text:style-name="P3" text:outline-level="2"><text:span text:style-name="Strong_20_Emphasis">Element is visible</text:span></text:h>
      <text:h text:style-name="Heading_20_3" text:outline-level="3">Using <text:span text:style-name="Source_20_Text">.should()</text:span>:</text:h>
      <text:p text:style-name="P10"><text:span text:style-name="Source_20_Text">cy.get('#profile-picture')</text:span></text:p>
      <text:p text:style-name="P13"><text:span text:style-name="Source_20_Text"><text:s text:c="2"/>.should('be.visible')</text:span></text:p>
      <text:h text:style-name="P3" text:outline-level="2"><text:span text:style-name="Strong_20_Emphasis">Button enabled / disabled</text:span></text:h>
      <text:h text:style-name="Heading_20_3" text:outline-level="3">Using <text:span text:style-name="Source_20_Text">.should()</text:span>:</text:h>
      <text:p text:style-name="P10"><text:span text:style-name="Source_20_Text">// Enabled</text:span></text:p>
      <text:p text:style-name="P12"><text:span text:style-name="Source_20_Text">cy.get('#submit-btn').should('be.enabled')</text:span></text:p>
      <text:p text:style-name="P12"/>
      <text:p text:style-name="P12"><text:span text:style-name="Source_20_Text">// Disabled</text:span></text:p>
      <text:p text:style-name="P13"><text:span text:style-name="Source_20_Text">cy.get('#submit-btn').should('be.disabled')</text:span></text:p>
      <text:p text:style-name="P16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sertion</text:span></text:p>
            </table:table-cell>
            <table:table-cell table:style-name="Table1.A1" office:value-type="string">
              <text:p text:style-name="Table_20_Heading"><text:span text:style-name="Strong_20_Emphasis">With </text:span><text:span text:style-name="Strong_20_Emphasis"><text:span text:style-name="Source_20_Text">.should()</text:span></text:span> (Retries)</text:p>
            </table:table-cell>
            <table:table-cell table:style-name="Table1.A1" office:value-type="string">
              <text:p text:style-name="Table_20_Heading"><text:span text:style-name="Strong_20_Emphasis">With </text:span><text:span text:style-name="Strong_20_Emphasis"><text:span text:style-name="Source_20_Text">.then() + expect()</text:span></text:span> (No jQuery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xact text match</text:span></text:p>
          </table:table-cell>
          <table:table-cell table:style-name="Table1.A1" office:value-type="string">
            <text:p text:style-name="Table_20_Contents"><text:span text:style-name="Source_20_Text">cy.get('.msg').should('have.text', 'Hello World')</text:span></text:p>
          </table:table-cell>
          <table:table-cell table:style-name="Table1.A1" office:value-type="string">
            <text:p text:style-name="Table_20_Contents"><text:span text:style-name="Source_20_Text">cy.get('.msg').then($el =&gt; { const txt = $el[0].innerText.trim(); expect(txt).to.equal('Hello World')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rtial text match</text:span></text:p>
          </table:table-cell>
          <table:table-cell table:style-name="Table1.A1" office:value-type="string">
            <text:p text:style-name="Table_20_Contents"><text:span text:style-name="Source_20_Text">cy.get('.msg').should('contain', 'Hello')</text:span></text:p>
          </table:table-cell>
          <table:table-cell table:style-name="Table1.A1" office:value-type="string">
            <text:p text:style-name="Table_20_Contents"><text:span text:style-name="Source_20_Text">cy.get('.msg').then($el =&gt; { const txt = $el[0].innerText.trim(); expect(txt).to.include('Hello')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sible</text:span></text:p>
          </table:table-cell>
          <table:table-cell table:style-name="Table1.A1" office:value-type="string">
            <text:p text:style-name="Table_20_Contents"><text:span text:style-name="Source_20_Text">cy.get('#avatar').should('be.visible')</text:span></text:p>
          </table:table-cell>
          <table:table-cell table:style-name="Table1.A1" office:value-type="string">
            <text:p text:style-name="Table_20_Contents"><text:span text:style-name="Source_20_Text">cy.get('#avatar').then($el =&gt; { const visible = $el[0].offsetWidth &gt; 0 &amp;&amp; $el[0].offsetHeight &gt; 0; expect(visible).to.be.true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dden</text:span></text:p>
          </table:table-cell>
          <table:table-cell table:style-name="Table1.A1" office:value-type="string">
            <text:p text:style-name="Table_20_Contents"><text:span text:style-name="Source_20_Text">cy.get('#avatar').should('not.be.visible')</text:span></text:p>
          </table:table-cell>
          <table:table-cell table:style-name="Table1.A1" office:value-type="string">
            <text:p text:style-name="Table_20_Contents"><text:span text:style-name="Source_20_Text">cy.get('#avatar').then($el =&gt; { const visible = $el[0].offsetWidth &gt; 0 &amp;&amp; $el[0].offsetHeight &gt; 0; expect(visible).to.be.false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abled</text:span></text:p>
          </table:table-cell>
          <table:table-cell table:style-name="Table1.A1" office:value-type="string">
            <text:p text:style-name="Table_20_Contents"><text:span text:style-name="Source_20_Text">cy.get('#submit').should('be.enabled')</text:span></text:p>
          </table:table-cell>
          <table:table-cell table:style-name="Table1.A1" office:value-type="string">
            <text:p text:style-name="Table_20_Contents"><text:span text:style-name="Source_20_Text">cy.get('#submit').then($el =&gt; { expect($el[0].disabled).to.be.false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abled</text:span></text:p>
          </table:table-cell>
          <table:table-cell table:style-name="Table1.A1" office:value-type="string">
            <text:p text:style-name="Table_20_Contents"><text:span text:style-name="Source_20_Text">cy.get('#submit').should('be.disabled')</text:span></text:p>
          </table:table-cell>
          <table:table-cell table:style-name="Table1.A1" office:value-type="string">
            <text:p text:style-name="Table_20_Contents"><text:span text:style-name="Source_20_Text">cy.get('#submit').then($el =&gt; { expect($el[0].disabled).to.be.true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ave attribute</text:span></text:p>
          </table:table-cell>
          <table:table-cell table:style-name="Table1.A1" office:value-type="string">
            <text:p text:style-name="Table_20_Contents"><text:span text:style-name="Source_20_Text">cy.get('input').should('have.attr', 'placeholder', 'Search')</text:span></text:p>
          </table:table-cell>
          <table:table-cell table:style-name="Table1.A1" office:value-type="string">
            <text:p text:style-name="Table_20_Contents"><text:span text:style-name="Source_20_Text">cy.get('input').then($el =&gt; { expect($el[0].getAttribute('placeholder')).to.equal('Search')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SS value match</text:span></text:p>
          </table:table-cell>
          <table:table-cell table:style-name="Table1.A1" office:value-type="string">
            <text:p text:style-name="Table_20_Contents"><text:span text:style-name="Source_20_Text">cy.get('.btn').should('have.css', 'color', 'rgb(255, 0, 0)')</text:span></text:p>
          </table:table-cell>
          <table:table-cell table:style-name="Table1.A1" office:value-type="string">
            <text:p text:style-name="Table_20_Contents"><text:span text:style-name="Source_20_Text">cy.get('.btn').then($el =&gt; { expect(getComputedStyle($el[0]).color).to.equal('rgb(255, 0, 0)'); }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lement count</text:span></text:p>
          </table:table-cell>
          <table:table-cell table:style-name="Table1.A1" office:value-type="string">
            <text:p text:style-name="Table_20_Contents"><text:span text:style-name="Source_20_Text">cy.get('.item').should('have.length', 5)</text:span></text:p>
          </table:table-cell>
          <table:table-cell table:style-name="Table1.A1" office:value-type="string">
            <text:p text:style-name="Table_20_Contents"><text:span text:style-name="Source_20_Text">cy.get('.item').then($el =&gt; { expect($el.length).to.equal(5); })</text:span></text:p>
          </table:table-cell>
        </table:table-row>
      </table:table>
      <text:p text:style-name="P16"/>
      <text:p text:style-name="P17">**</text:p>
      <text:p text:style-name="P17">By default, Cypress commands like <text:span text:style-name="Source_20_Text">cy.get()</text:span> return a <text:span text:style-name="Strong_20_Emphasis">jQuery object</text:span>, even if there’s only 1 element. </text:p>
      <text:p text:style-name="P17"/>
      <text:p text:style-name="P46"><text:span text:style-name="Strong_20_Emphasis">Rule of Thumb:</text:span></text:p>
      <text:list text:style-name="L23">
        <text:list-item>
          <text:p text:style-name="P45">Need <text:span text:style-name="Source_20_Text">.text()</text:span>, <text:span text:style-name="Source_20_Text">.attr()</text:span>, <text:span text:style-name="Source_20_Text">.css()</text:span> → use <text:span text:style-name="Source_20_Text">$el</text:span> directly (jQuery object).</text:p>
        </text:list-item>
        <text:list-item>
          <text:p text:style-name="P45">Need <text:span text:style-name="Source_20_Text">.innerText</text:span>, <text:span text:style-name="Source_20_Text">.value</text:span>, <text:span text:style-name="Source_20_Text">.click()</text:span> → unwrap with <text:span text:style-name="Source_20_Text">$el[0]</text:span> (DOM element).</text:p>
        </text:list-item>
      </text:list>
      <text:h text:style-name="P4" text:outline-level="2"><text:span text:style-name="Strong_20_Emphasis">Implicit Assertions</text:span></text:h>
      <text:p text:style-name="Text_20_body">These are <text:span text:style-name="Strong_20_Emphasis">built into Cypress commands</text:span> — you chain them using <text:span text:style-name="Source_20_Text">.should()</text:span> or <text:span text:style-name="Source_20_Text">.and()</text:span>.</text:p>
      <text:h text:style-name="Heading_20_3" text:outline-level="3"><text:soft-page-break/><text:span text:style-name="Strong_20_Emphasis">Syntax</text:span></text:h>
      <text:p text:style-name="P10"><text:span text:style-name="Source_20_Text">cy.get(selector).should('be.visible');</text:span></text:p>
      <text:p text:style-name="P12"><text:span text:style-name="Source_20_Text">cy.get(selector).should('have.text', 'Login');</text:span></text:p>
      <text:p text:style-name="P12"><text:span text:style-name="Source_20_Text">cy.get(selector)</text:span></text:p>
      <text:p text:style-name="P12"><text:span text:style-name="Source_20_Text"><text:s text:c="2"/>.should('be.visible')</text:span></text:p>
      <text:p text:style-name="P13"><text:span text:style-name="Source_20_Text"><text:s text:c="2"/>.and('contain.text', 'Login');</text:span></text:p>
      <text:p text:style-name="P46"><text:span text:style-name="Strong_20_Emphasis">Key points:</text:span></text:p>
      <text:list text:style-name="L24">
        <text:list-item>
          <text:p text:style-name="P47">Cypress automatically <text:span text:style-name="Strong_20_Emphasis">retries</text:span> the command + assertion until it passes or times out.</text:p>
        </text:list-item>
        <text:list-item>
          <text:p text:style-name="P47"><text:span text:style-name="Source_20_Text">.and()</text:span> is just like <text:span text:style-name="Source_20_Text">.should()</text:span> but for chaining <text:span text:style-name="Strong_20_Emphasis">more assertions</text:span>.</text:p>
        </text:list-item>
      </text:list>
      <text:h text:style-name="P4" text:outline-level="2"><text:span text:style-name="Strong_20_Emphasis">Explicit Assertions</text:span></text:h>
      <text:p text:style-name="Text_20_body">These are <text:span text:style-name="Strong_20_Emphasis">manually written</text:span> assertions from libraries like <text:span text:style-name="Strong_20_Emphasis">Chai, Sinon, or jQuery</text:span>, usually inside <text:span text:style-name="Source_20_Text">.then()</text:span>.</text:p>
      <text:h text:style-name="Heading_20_3" text:outline-level="3"><text:span text:style-name="Strong_20_Emphasis">Syntax</text:span></text:h>
      <text:p text:style-name="P10"><text:span text:style-name="Source_20_Text">cy.get(selector).then($el =&gt; {</text:span></text:p>
      <text:p text:style-name="P12"><text:span text:style-name="Source_20_Text"><text:s text:c="2"/>expect($el).to.be.visible; // Chai BDD style</text:span></text:p>
      <text:p text:style-name="P12"><text:span text:style-name="Source_20_Text"><text:s text:c="2"/>expect($el.text()).to.include('Login'); // Partial match</text:span></text:p>
      <text:p text:style-name="P12"><text:span text:style-name="Source_20_Text">});</text:span></text:p>
      <text:p text:style-name="P12"/>
      <text:p text:style-name="P12"><text:span text:style-name="Source_20_Text">cy.get(selector).then($el =&gt; {</text:span></text:p>
      <text:p text:style-name="P12"><text:span text:style-name="Source_20_Text"><text:s text:c="2"/>assert.equal($el.text(), 'Login', 'Text matches'); // Chai TDD style</text:span></text:p>
      <text:p text:style-name="P13"><text:span text:style-name="Source_20_Text">});</text:span></text:p>
      <text:h text:style-name="P4" text:outline-level="2"><text:span text:style-name="Strong_20_Emphasis">What is a Fixture?</text:span></text:h>
      <text:list text:style-name="L25">
        <text:list-item>
          <text:p text:style-name="P48">In Cypress, <text:span text:style-name="Strong_20_Emphasis">fixtures</text:span> are files (usually JSON) stored in the <text:span text:style-name="Source_20_Text">cypress/fixtures/</text:span> folder.</text:p>
        </text:list-item>
        <text:list-item>
          <text:p text:style-name="P48">They store <text:span text:style-name="Strong_20_Emphasis">test data</text:span> you can reuse across multiple tests.</text:p>
        </text:list-item>
        <text:list-item>
          <text:p text:style-name="P48">Cypress loads them using <text:span text:style-name="Source_20_Text">cy.fixture()</text:span>.</text:p>
        </text:list-item>
      </text:list>
      <text:h text:style-name="P4" text:outline-level="2"><text:span text:style-name="Strong_20_Emphasis">Passing Fixture Data to Tests with </text:span><text:span text:style-name="Strong_20_Emphasis"><text:span text:style-name="Source_20_Text">before()</text:span></text:span></text:h>
      <text:p text:style-name="Text_20_body">You can load the fixture <text:span text:style-name="Strong_20_Emphasis">once before all tests</text:span>.</text:p>
      <text:p text:style-name="P17">describe('Login Suite', () =&gt; {</text:p>
      <text:p text:style-name="P17"><text:s text:c="2"/>let loginData;</text:p>
      <text:p text:style-name="P17"/>
      <text:p text:style-name="P17"><text:s text:c="2"/>before(() =&gt; {</text:p>
      <text:p text:style-name="P17"><text:s text:c="4"/>cy.fixture('login_data').then(data =&gt; {</text:p>
      <text:p text:style-name="P17"><text:s text:c="6"/>loginData = data;</text:p>
      <text:p text:style-name="P17"><text:s text:c="4"/>});</text:p>
      <text:p text:style-name="P17"><text:s text:c="2"/>});</text:p>
      <text:p text:style-name="P17"/>
      <text:p text:style-name="P17">----</text:p>
      <text:p text:style-name="P17"/>
      <text:p text:style-name="P17"/>
      <text:p text:style-name="P17"/>
      <text:p text:style-name="P17"><text:soft-page-break/>describe('Data-driven Login Tests', () =&gt; {</text:p>
      <text:p text:style-name="P17"><text:s text:c="2"/>before(() =&gt; {</text:p>
      <text:p text:style-name="P17"><text:s text:c="4"/>cy.fixture('users').as('usersData');</text:p>
      <text:p text:style-name="P17"><text:s text:c="2"/>});</text:p>
      <text:p text:style-name="P17"/>
      <text:p text:style-name="P17"><text:s text:c="2"/>it('runs login test for each user', function () {</text:p>
      <text:p text:style-name="P17"><text:s text:c="4"/>this.usersData.forEach(user =&gt; {</text:p>
      <text:p text:style-name="P17"><text:s text:c="6"/>cy.visit('https://example.com/login');</text:p>
      <text:p text:style-name="P17"><text:s text:c="6"/>cy.get('#username').type(user.username);</text:p>
      <text:p text:style-name="P17"><text:s text:c="6"/>cy.get('#password').type(user.password);</text:p>
      <text:p text:style-name="P17"><text:s text:c="6"/>cy.get('#loginBtn').click();</text:p>
      <text:p text:style-name="P17"><text:s text:c="6"/>cy.get('.welcome-msg').should('contain.text', 'Welcome');</text:p>
      <text:p text:style-name="P17"><text:s text:c="4"/>});</text:p>
      <text:p text:style-name="P17"><text:s text:c="2"/>});</text:p>
      <text:p text:style-name="P17">});</text:p>
      <text:p text:style-name="P17">✅ Here:</text:p>
      <text:p text:style-name="P17"/>
      <text:p text:style-name="P17">this.usersData contains the array from users.json</text:p>
      <text:p text:style-name="P17"/>
      <text:p text:style-name="P17">.forEach() runs the same steps for each set of credentials.</text:p>
      <text:p text:style-name="P17"/>
      <text:h text:style-name="P4" text:outline-level="2"><text:span text:style-name="Strong_20_Emphasis">Bonus: Using </text:span><text:span text:style-name="Strong_20_Emphasis"><text:span text:style-name="Source_20_Text">it()</text:span></text:span><text:span text:style-name="Strong_20_Emphasis"> per Data Set</text:span></text:h>
      <text:p text:style-name="Text_20_body">If you want <text:span text:style-name="Strong_20_Emphasis">separate test results</text:span> for each data set instead of one loop.</text:p>
      <text:p text:style-name="P10"><text:span text:style-name="Source_20_Text">describe('Separate data-driven tests', () =&gt; {</text:span></text:p>
      <text:p text:style-name="P12"><text:span text:style-name="Source_20_Text"><text:s text:c="2"/>before(() =&gt; {</text:span></text:p>
      <text:p text:style-name="P12"><text:span text:style-name="Source_20_Text"><text:s text:c="4"/>cy.fixture('users').as('usersData');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it('runs login for all users', function () {</text:span></text:p>
      <text:p text:style-name="P12"><text:span text:style-name="Source_20_Text"><text:s text:c="4"/>this.usersData.forEach(user =&gt; {</text:span></text:p>
      <text:p text:style-name="P12"><text:span text:style-name="Source_20_Text"><text:s text:c="6"/>it(`Login test for ${user.username}`, () =&gt; {</text:span></text:p>
      <text:p text:style-name="P12"><text:span text:style-name="Source_20_Text"><text:s text:c="8"/>cy.visit('https://example.com/login');</text:span></text:p>
      <text:p text:style-name="P12"><text:span text:style-name="Source_20_Text"><text:s text:c="8"/>cy.get('#username').type(user.username);</text:span></text:p>
      <text:p text:style-name="P12"><text:span text:style-name="Source_20_Text"><text:s text:c="8"/>cy.get('#password').type(user.password);</text:span></text:p>
      <text:p text:style-name="P12"><text:span text:style-name="Source_20_Text"><text:s text:c="8"/>cy.get('#loginBtn').click();</text:span></text:p>
      <text:p text:style-name="P12"><text:span text:style-name="Source_20_Text"><text:s text:c="8"/>cy.get('.welcome-msg').should('contain.text', 'Welcome');</text:span></text:p>
      <text:p text:style-name="P12"><text:span text:style-name="Source_20_Text"><text:s text:c="6"/>});</text:span></text:p>
      <text:p text:style-name="P12"><text:span text:style-name="Source_20_Text"><text:s text:c="4"/>});</text:span></text:p>
      <text:p text:style-name="P12"><text:span text:style-name="Source_20_Text"><text:s text:c="2"/>});</text:span></text:p>
      <text:p text:style-name="P13"><text:span text:style-name="Source_20_Text">});</text:span></text:p>
      <text:p text:style-name="P18">or import test data as import then use directy test.forEach()</text:p>
      <text:p text:style-name="P19">**</text:p>
      <text:p text:style-name="P19"/>
      <text:p text:style-name="P19"/>
      <text:h text:style-name="P5" text:outline-level="2"><text:span text:style-name="Strong_20_Emphasis">Creating a Custom Command</text:span></text:h>
      <text:p text:style-name="Text_20_body">📄 <text:span text:style-name="Strong_20_Emphasis">cypress/support/commands.js</text:span></text:p>
      <text:p text:style-name="P10"><text:span text:style-name="Source_20_Text">Cypress.Commands.add('login', (username, password) =&gt; {</text:span></text:p>
      <text:p text:style-name="P12"><text:span text:style-name="Source_20_Text"><text:s text:c="2"/>cy.get('#username').type(username);</text:span></text:p>
      <text:p text:style-name="P12"><text:span text:style-name="Source_20_Text"><text:s text:c="2"/>cy.get('#password').type(password);</text:span></text:p>
      <text:p text:style-name="P12"><text:span text:style-name="Source_20_Text"><text:s text:c="2"/>cy.get('#loginBtn').click();</text:span></text:p>
      <text:p text:style-name="P13"><text:soft-page-break/><text:span text:style-name="Source_20_Text">});</text:span></text:p>
      <text:p text:style-name="P49">Now, in your test:</text:p>
      <text:p text:style-name="P10"><text:span text:style-name="Source_20_Text">describe('Login Test', () =&gt; {</text:span></text:p>
      <text:p text:style-name="P12"><text:span text:style-name="Source_20_Text"><text:s text:c="2"/>it('should login with valid user', () =&gt; {</text:span></text:p>
      <text:p text:style-name="P12"><text:span text:style-name="Source_20_Text"><text:s text:c="4"/>cy.visit('/login');</text:span></text:p>
      <text:p text:style-name="P12"><text:span text:style-name="Source_20_Text"><text:s text:c="4"/>cy.login('testuser', 'password123');</text:span></text:p>
      <text:p text:style-name="P12"><text:span text:style-name="Source_20_Text"><text:s text:c="4"/>cy.get('.welcome-msg').should('contain.text', 'Welcome');</text:span></text:p>
      <text:p text:style-name="P12"><text:span text:style-name="Source_20_Text"><text:s text:c="2"/>});</text:span></text:p>
      <text:p text:style-name="P13"><text:span text:style-name="Source_20_Text">});</text:span></text:p>
      <text:p text:style-name="P19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Scope</text:span></text:p>
            </table:table-cell>
            <table:table-cell table:style-name="Table2.A1" office:value-type="string">
              <text:p text:style-name="Table_20_Heading"><text:span text:style-name="Strong_20_Emphasis">Meaning</text:span></text:p>
            </table:table-cell>
            <table:table-cell table:style-name="Table2.A1" office:value-type="string">
              <text:p text:style-name="Table_20_Heading"><text:span text:style-name="Strong_20_Emphasis">Where to Put It</text:span></text:p>
            </table:table-cell>
            <table:table-cell table:style-name="Table2.A1" office:value-type="string">
              <text:p text:style-name="Table_20_Heading"><text:span text:style-name="Strong_20_Emphasis">When to Us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Global</text:span></text:p>
          </table:table-cell>
          <table:table-cell table:style-name="Table2.A1" office:value-type="string">
            <text:p text:style-name="Table_20_Contents">Available in <text:span text:style-name="Emphasis">all</text:span> Cypress tests automatically.</text:p>
          </table:table-cell>
          <table:table-cell table:style-name="Table2.A1" office:value-type="string">
            <text:p text:style-name="Table_20_Contents"><text:span text:style-name="Source_20_Text">cypress/support/commands.js</text:span></text:p>
          </table:table-cell>
          <table:table-cell table:style-name="Table2.A1" office:value-type="string">
            <text:p text:style-name="Table_20_Contents">For common actions like <text:span text:style-name="Source_20_Text">login</text:span>, <text:span text:style-name="Source_20_Text">logout</text:span>, <text:span text:style-name="Source_20_Text">addToCart</text:span>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ocal</text:span></text:p>
          </table:table-cell>
          <table:table-cell table:style-name="Table2.A1" office:value-type="string">
            <text:p text:style-name="Table_20_Contents">Defined only inside a single test file or <text:span text:style-name="Source_20_Text">describe()</text:span> block.</text:p>
          </table:table-cell>
          <table:table-cell table:style-name="Table2.A1" office:value-type="string">
            <text:p text:style-name="Table_20_Contents">Inside the test file itself.</text:p>
          </table:table-cell>
          <table:table-cell table:style-name="Table2.A1" office:value-type="string">
            <text:p text:style-name="Table_20_Contents">For one-off actions that are not reused across multiple tests.</text:p>
          </table:table-cell>
        </table:table-row>
      </table:table>
      <text:p text:style-name="P18"/>
      <text:p text:style-name="P18"/>
      <text:h text:style-name="P9" text:outline-level="3"><text:span text:style-name="Strong_20_Emphasis">Example — Local Scope</text:span></text:h>
      <text:p text:style-name="Text_20_body">📄 <text:span text:style-name="Strong_20_Emphasis">tests/login.spec.js</text:span></text:p>
      <text:p text:style-name="P10"><text:span text:style-name="Source_20_Text">function login(username, password) {</text:span></text:p>
      <text:p text:style-name="P12"><text:span text:style-name="Source_20_Text"><text:s text:c="2"/>cy.get('#username').type(username);</text:span></text:p>
      <text:p text:style-name="P12"><text:span text:style-name="Source_20_Text"><text:s text:c="2"/>cy.get('#password').type(password);</text:span></text:p>
      <text:p text:style-name="P12"><text:span text:style-name="Source_20_Text"><text:s text:c="2"/>cy.get('#loginBtn').click();</text:span></text:p>
      <text:p text:style-name="P12"><text:span text:style-name="Source_20_Text">}</text:span></text:p>
      <text:p text:style-name="P12"/>
      <text:p text:style-name="P12"><text:span text:style-name="Source_20_Text">describe('Local login test', () =&gt; {</text:span></text:p>
      <text:p text:style-name="P12"><text:span text:style-name="Source_20_Text"><text:s text:c="2"/>it('login with local function', () =&gt; {</text:span></text:p>
      <text:p text:style-name="P12"><text:span text:style-name="Source_20_Text"><text:s text:c="4"/>cy.visit('/login');</text:span></text:p>
      <text:p text:style-name="P12"><text:span text:style-name="Source_20_Text"><text:s text:c="4"/>login('testuser', 'password123'); // only works in this file</text:span></text:p>
      <text:p text:style-name="P12"><text:span text:style-name="Source_20_Text"><text:s text:c="2"/>});</text:span></text:p>
      <text:p text:style-name="P13"><text:span text:style-name="Source_20_Text">});</text:span></text:p>
      <text:h text:style-name="P9" text:outline-level="3"><text:span text:style-name="Strong_20_Emphasis">Example — Global Scope</text:span></text:h>
      <text:p text:style-name="Text_20_body">📄 <text:span text:style-name="Strong_20_Emphasis">cypress/support/commands.js</text:span></text:p>
      <text:p text:style-name="P10"><text:span text:style-name="Source_20_Text">Cypress.Commands.add('verifyText', (selector, text) =&gt; {</text:span></text:p>
      <text:p text:style-name="P12"><text:span text:style-name="Source_20_Text"><text:s text:c="2"/>cy.get(selector).should('contain.text', text);</text:span></text:p>
      <text:p text:style-name="P13"><text:span text:style-name="Source_20_Text">});</text:span></text:p>
      <text:p text:style-name="Text_20_body">✅ Now <text:span text:style-name="Source_20_Text">cy.verifyText()</text:span> works in <text:span text:style-name="Strong_20_Emphasis">any</text:span> test without importing anything.</text:p>
      <text:p text:style-name="P18"/>
      <text:h text:style-name="P9" text:outline-level="3">Use semantic selectors if test IDs aren’t available</text:h>
      <text:list text:style-name="L26">
        <text:list-item>
          <text:p text:style-name="P50">Use <text:span text:style-name="Source_20_Text">id</text:span> → <text:span text:style-name="Source_20_Text">#username</text:span></text:p>
        </text:list-item>
        <text:list-item>
          <text:p text:style-name="P50">Use <text:span text:style-name="Source_20_Text">name</text:span> → <text:span text:style-name="Source_20_Text">[name="email"]</text:span></text:p>
        </text:list-item>
        <text:list-item>
          <text:p text:style-name="P50"><text:soft-page-break/>Use visible text with <text:span text:style-name="Source_20_Text">contains()</text:span> for static content</text:p>
        </text:list-item>
      </text:list>
      <text:p text:style-name="P11"><text:span text:style-name="Source_20_Text">cy.contains('button', 'Login').click();</text:span></text:p>
      <text:h text:style-name="P9" text:outline-level="3">Avoid brittle selectors</text:h>
      <text:p text:style-name="Text_20_body"><text:span text:style-name="Strong_20_Emphasis">Bad</text:span></text:p>
      <text:p text:style-name="P10"><text:span text:style-name="Source_20_Text">cy.get('.btn.red.small').click(); // Style-based</text:span></text:p>
      <text:p text:style-name="P13"><text:span text:style-name="Source_20_Text">cy.get('div &gt; button:nth-child(2)').click(); // Structure-based</text:span></text:p>
      <text:p text:style-name="Text_20_body"><text:span text:style-name="Strong_20_Emphasis">Why bad?</text:span> Changes in CSS or HTML layout will break the test.</text:p>
      <text:h text:style-name="P9" text:outline-level="3">Use aliases for reusability</text:h>
      <text:p text:style-name="P10"><text:span text:style-name="Source_20_Text">cy.get('[data-testid="username"]').as('usernameField');</text:span></text:p>
      <text:p text:style-name="P13"><text:span text:style-name="Source_20_Text">cy.get('@usernameField').type('testuser');</text:span></text:p>
      <text:h text:style-name="P6" text:outline-level="2"><text:span text:style-name="Strong_20_Emphasis">Recommended Selector Priority</text:span></text:h>
      <text:list text:style-name="L27">
        <text:list-item>
          <text:p text:style-name="P51"><text:span text:style-name="Source_20_Text">data-testid</text:span> / <text:span text:style-name="Source_20_Text">data-cy</text:span> (best)</text:p>
        </text:list-item>
        <text:list-item>
          <text:p text:style-name="P51"><text:span text:style-name="Source_20_Text">id</text:span> (if stable)</text:p>
        </text:list-item>
        <text:list-item>
          <text:p text:style-name="P51"><text:span text:style-name="Source_20_Text">name</text:span> (if stable)</text:p>
        </text:list-item>
        <text:list-item>
          <text:p text:style-name="P51"><text:span text:style-name="Source_20_Text">aria-label</text:span> or <text:span text:style-name="Source_20_Text">alt</text:span> (for accessibility)</text:p>
        </text:list-item>
        <text:list-item>
          <text:p text:style-name="P51">Visible text with <text:span text:style-name="Source_20_Text">.contains()</text:span></text:p>
        </text:list-item>
        <text:list-item>
          <text:p text:style-name="P51">Class (only if stable and unique)</text:p>
        </text:list-item>
        <text:list-item>
          <text:p text:style-name="P51">XPath (last resort)</text:p>
        </text:list-item>
      </text:list>
      <text:p text:style-name="P52">Clear cookies and local storage</text:p>
      <text:p text:style-name="P10"><text:span text:style-name="Source_20_Text">afterEach(() =&gt; {</text:span></text:p>
      <text:p text:style-name="P12"><text:span text:style-name="Source_20_Text"><text:s text:c="2"/>cy.clearCookies();</text:span></text:p>
      <text:p text:style-name="P12"><text:span text:style-name="Source_20_Text"><text:s text:c="2"/>cy.clearLocalStorage();</text:span></text:p>
      <text:p text:style-name="P13"><text:span text:style-name="Source_20_Text">});</text:span></text:p>
      <text:h text:style-name="P6" text:outline-level="2"><text:span text:style-name="Strong_20_Emphasis">State Management Between Tests</text:span></text:h>
      <text:p text:style-name="Text_20_body">Cypress <text:span text:style-name="Strong_20_Emphasis">resets state</text:span> automatically between tests for:</text:p>
      <text:list text:style-name="L29">
        <text:list-item>
          <text:p text:style-name="P53">The DOM</text:p>
        </text:list-item>
        <text:list-item>
          <text:p text:style-name="P53">Cookies</text:p>
        </text:list-item>
        <text:list-item>
          <text:p text:style-name="P53">Local storage (unless <text:span text:style-name="Source_20_Text">preserve</text:span> is used)</text:p>
        </text:list-item>
      </text:list>
      <text:p text:style-name="P52">f you <text:span text:style-name="Strong_20_Emphasis">need to share state</text:span> (like a token):</text:p>
      <text:list text:style-name="L30">
        <text:list-item>
          <text:p text:style-name="P54">Store it in Cypress environment variables or aliases:</text:p>
        </text:list-item>
      </text:list>
      <text:p text:style-name="P10"><text:span text:style-name="Source_20_Text">before(() =&gt; {</text:span></text:p>
      <text:p text:style-name="P12"><text:span text:style-name="Source_20_Text"><text:s text:c="2"/>cy.request('POST', '/login', { user: 'admin', pass: 'pass' })</text:span></text:p>
      <text:p text:style-name="P12"><text:span text:style-name="Source_20_Text"><text:s text:c="4"/>.then((resp) =&gt; {</text:span></text:p>
      <text:p text:style-name="P12"><text:soft-page-break/><text:span text:style-name="Source_20_Text"><text:s text:c="6"/>Cypress.env('authToken', resp.body.token);</text:span></text:p>
      <text:p text:style-name="P12"><text:span text:style-name="Source_20_Text"><text:s text:c="4"/>});</text:span></text:p>
      <text:p text:style-name="P12"><text:span text:style-name="Source_20_Text">});</text:span></text:p>
      <text:p text:style-name="P12"/>
      <text:p text:style-name="P12"><text:span text:style-name="Source_20_Text">beforeEach(() =&gt; {</text:span></text:p>
      <text:p text:style-name="P12"><text:span text:style-name="Source_20_Text"><text:s text:c="2"/>cy.setCookie('authToken', Cypress.env('authToken'));</text:span></text:p>
      <text:p text:style-name="P13"><text:span text:style-name="Source_20_Text">});</text:span></text:p>
      <text:h text:style-name="P6" text:outline-level="2"><text:span text:style-name="Strong_20_Emphasis">Why We Need It </text:span><text:span text:style-name="Strong_20_Emphasis"><text:span text:style-name="T2">cy.wrap()</text:span></text:span></text:h>
      <text:p text:style-name="Text_20_body">Cypress commands (<text:span text:style-name="Source_20_Text">cy.get()</text:span>, <text:span text:style-name="Source_20_Text">cy.request()</text:span>, etc.) run asynchronously and are put into a command queue.<text:line-break/>If you have a <text:span text:style-name="Strong_20_Emphasis">plain JS value</text:span> (like a number, string, object, or promise), Cypress won't automatically handle it in its chain unless you wrap it.</text:p>
      <text:p text:style-name="P52">Here, <text:span text:style-name="Source_20_Text">cy.wrap(myName)</text:span> tells Cypress:</text:p>
      <text:p text:style-name="Quotations">“Treat <text:span text:style-name="Source_20_Text">myName</text:span> as a Cypress subject so I can run Cypress assertions and commands on it.”</text:p>
      <text:h text:style-name="P6" text:outline-level="2"><text:span text:style-name="Strong_20_Emphasis">Example with Objects</text:span></text:h>
      <text:p text:style-name="P10"><text:span text:style-name="Source_20_Text">it('wrap object', () =&gt; {</text:span></text:p>
      <text:p text:style-name="P12"><text:span text:style-name="Source_20_Text"><text:s text:c="2"/>const user = { name: 'Abhi', role: 'admin' };</text:span></text:p>
      <text:p text:style-name="P12"/>
      <text:p text:style-name="P12"><text:span text:style-name="Source_20_Text"><text:s text:c="2"/>cy.wrap(user).its('role').should('eq', 'admin');</text:span></text:p>
      <text:p text:style-name="P13"><text:span text:style-name="Source_20_Text">});</text:span></text:p>
      <text:p text:style-name="Text_20_body">Without <text:span text:style-name="Source_20_Text">cy.wrap()</text:span>, you’d just have a normal JS object — no <text:span text:style-name="Source_20_Text">.its()</text:span> or <text:span text:style-name="Source_20_Text">.should()</text:span> available.</text:p>
      <text:h text:style-name="P6" text:outline-level="2"><text:span text:style-name="Strong_20_Emphasis"><text:span text:style-name="T3">E</text:span></text:span><text:span text:style-name="Strong_20_Emphasis">xample with Promises</text:span></text:h>
      <text:p text:style-name="Text_20_body">Cypress can automatically resolve promises if you wrap them.</text:p>
      <text:p text:style-name="P10"><text:span text:style-name="Source_20_Text">it('wrap a promise', () =&gt; {</text:span></text:p>
      <text:p text:style-name="P12"><text:span text:style-name="Source_20_Text"><text:s text:c="2"/>const promise = new Promise((resolve) =&gt; {</text:span></text:p>
      <text:p text:style-name="P12"><text:span text:style-name="Source_20_Text"><text:s text:c="4"/>setTimeout(() =&gt; resolve(42), 1000);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cy.wrap(promise).should('eq', 42); // Cypress waits for promise to resolve</text:span></text:p>
      <text:p text:style-name="P13"><text:span text:style-name="Source_20_Text">});</text:span></text:p>
      <text:p text:style-name="Text_20_body">Without <text:span text:style-name="Source_20_Text">cy.wrap()</text:span>, Cypress wouldn’t wait for that promise.</text:p>
      <text:p text:style-name="P20">cypress.config.j<text:span text:style-name="T4">s</text:span></text:p>
      <text:p text:style-name="P20"/>
      <text:p text:style-name="P20">const { defineConfig } = require('cypress');</text:p>
      <text:p text:style-name="P20"/>
      <text:p text:style-name="P20">module.exports = defineConfig({</text:p>
      <text:p text:style-name="P20"><text:s text:c="2"/>e2e: {</text:p>
      <text:p text:style-name="P20"><text:s text:c="4"/>baseUrl: 'https://example.com', <text:s/>// Base URL for tests</text:p>
      <text:p text:style-name="P20"><text:s text:c="4"/>viewportWidth: 1280, <text:s text:c="12"/>// Browser width</text:p>
      <text:p text:style-name="P20"><text:s text:c="4"/>viewportHeight: 720, <text:s text:c="12"/>// Browser height</text:p>
      <text:p text:style-name="P20"><text:soft-page-break/><text:s text:c="4"/>env: { <text:s text:c="26"/>// Environment variables</text:p>
      <text:p text:style-name="P20"><text:s text:c="6"/>username: 'admin',</text:p>
      <text:p text:style-name="P20"><text:s text:c="6"/>password: 'pass123'</text:p>
      <text:p text:style-name="P20"><text:s text:c="4"/>},</text:p>
      <text:p text:style-name="P20"><text:s text:c="4"/>setupNodeEvents(on, config) {</text:p>
      <text:p text:style-name="P20"><text:s text:c="6"/>// Add plugins/events here</text:p>
      <text:p text:style-name="P20"><text:s text:c="4"/>}</text:p>
      <text:p text:style-name="P20"><text:s text:c="2"/>}</text:p>
      <text:p text:style-name="P20">});</text:p>
      <text:p text:style-name="P20"/>
      <text:h text:style-name="P7" text:outline-level="2"><text:span text:style-name="Strong_20_Emphasis">Environment Variables</text:span></text:h>
      <text:list text:style-name="L31">
        <text:list-item>
          <text:p text:style-name="P55">Stored in <text:span text:style-name="Source_20_Text">env</text:span> inside <text:span text:style-name="Source_20_Text">cypress.config.js</text:span>.</text:p>
        </text:list-item>
        <text:list-item>
          <text:p text:style-name="P55">Accessible via:</text:p>
        </text:list-item>
      </text:list>
      <text:p text:style-name="P11"><text:span text:style-name="Source_20_Text">Cypress.env('username') // returns "admin"</text:span></text:p>
      <text:p text:style-name="P58">Reading a <text:span text:style-name="Strong_20_Emphasis">JSON file</text:span> inside Cypress tests.</text:p>
      <text:list text:style-name="L33">
        <text:list-item>
          <text:p text:style-name="P56">Writing back to a <text:span text:style-name="Strong_20_Emphasis">JSON file</text:span> from a Cypress test.</text:p>
        </text:list-item>
      </text:list>
      <text:list text:style-name="L34">
        <text:list-item>
          <text:p text:style-name="P57">Using <text:span text:style-name="Strong_20_Emphasis">Node.js runtime via Cypress tasks</text:span> to do file I/O (because Cypress tests run in browser context and can’t write files directly).</text:p>
        </text:list-item>
      </text:list>
      <text:p text:style-name="P20"/>
      <text:h text:style-name="P7" text:outline-level="2"><text:span text:style-name="Strong_20_Emphasis">Defining Tasks in </text:span><text:span text:style-name="Strong_20_Emphasis"><text:span text:style-name="Source_20_Text">cypress.config.js</text:span></text:span></text:h>
      <text:p text:style-name="P10"><text:span text:style-name="Source_20_Text">const fs = require('fs');</text:span></text:p>
      <text:p text:style-name="P12"/>
      <text:p text:style-name="P12"><text:span text:style-name="Source_20_Text">const { defineConfig } = require('cypress');</text:span></text:p>
      <text:p text:style-name="P12"/>
      <text:p text:style-name="P12"><text:span text:style-name="Source_20_Text">module.exports = defineConfig({</text:span></text:p>
      <text:p text:style-name="P12"><text:span text:style-name="Source_20_Text"><text:s text:c="2"/>e2e: {</text:span></text:p>
      <text:p text:style-name="P12"><text:span text:style-name="Source_20_Text"><text:s text:c="4"/>setupNodeEvents(on, config) {</text:span></text:p>
      <text:p text:style-name="P12"><text:span text:style-name="Source_20_Text"><text:s text:c="6"/>// Task: Read JSON</text:span></text:p>
      <text:p text:style-name="P12"><text:span text:style-name="Source_20_Text"><text:s text:c="6"/>on('task', {</text:span></text:p>
      <text:p text:style-name="P12"><text:span text:style-name="Source_20_Text"><text:s text:c="8"/>readJson(filePath) {</text:span></text:p>
      <text:p text:style-name="P12"><text:span text:style-name="Source_20_Text"><text:s text:c="10"/>return new Promise((resolve, reject) =&gt; {</text:span></text:p>
      <text:p text:style-name="P12"><text:span text:style-name="Source_20_Text"><text:s text:c="12"/>fs.readFile(filePath, 'utf8', (err, data) =&gt; {</text:span></text:p>
      <text:p text:style-name="P12"><text:span text:style-name="Source_20_Text"><text:s text:c="14"/>if (err) return reject(err);</text:span></text:p>
      <text:p text:style-name="P12"><text:span text:style-name="Source_20_Text"><text:s text:c="14"/>resolve(JSON.parse(data));</text:span></text:p>
      <text:p text:style-name="P12"><text:span text:style-name="Source_20_Text"><text:s text:c="12"/>});</text:span></text:p>
      <text:p text:style-name="P12"><text:span text:style-name="Source_20_Text"><text:s text:c="10"/>});</text:span></text:p>
      <text:p text:style-name="P12"><text:span text:style-name="Source_20_Text"><text:s text:c="8"/>},</text:span></text:p>
      <text:p text:style-name="P12"/>
      <text:p text:style-name="P12"><text:span text:style-name="Source_20_Text"><text:s text:c="8"/>// Task: Write JSON</text:span></text:p>
      <text:p text:style-name="P12"><text:span text:style-name="Source_20_Text"><text:s text:c="8"/>writeJson({ filePath, jsonData }) {</text:span></text:p>
      <text:p text:style-name="P12"><text:span text:style-name="Source_20_Text"><text:s text:c="10"/>return new Promise((resolve, reject) =&gt; {</text:span></text:p>
      <text:p text:style-name="P12"><text:span text:style-name="Source_20_Text"><text:s text:c="12"/>fs.writeFile(filePath, JSON.stringify(jsonData, null, 2), (err) =&gt; {</text:span></text:p>
      <text:p text:style-name="P12"><text:span text:style-name="Source_20_Text"><text:s text:c="14"/>if (err) return reject(err);</text:span></text:p>
      <text:p text:style-name="P12"><text:span text:style-name="Source_20_Text"><text:s text:c="14"/>resolve({ success: true });</text:span></text:p>
      <text:p text:style-name="P12"><text:span text:style-name="Source_20_Text"><text:s text:c="12"/>});</text:span></text:p>
      <text:p text:style-name="P12"><text:span text:style-name="Source_20_Text"><text:s text:c="10"/>});</text:span></text:p>
      <text:p text:style-name="P12"><text:span text:style-name="Source_20_Text"><text:s text:c="8"/>}</text:span></text:p>
      <text:p text:style-name="P12"><text:span text:style-name="Source_20_Text"><text:s text:c="6"/>});</text:span></text:p>
      <text:p text:style-name="P12"><text:span text:style-name="Source_20_Text"><text:s text:c="4"/>}</text:span></text:p>
      <text:p text:style-name="P12"><text:span text:style-name="Source_20_Text"><text:s text:c="2"/>}</text:span></text:p>
      <text:p text:style-name="P13"><text:soft-page-break/><text:span text:style-name="Source_20_Text">});</text:span></text:p>
      <text:p text:style-name="Text_20_body">🔹 Here:</text:p>
      <text:list text:style-name="L35">
        <text:list-item>
          <text:p text:style-name="P59"><text:span text:style-name="Strong_20_Emphasis"><text:span text:style-name="Source_20_Text">readJson(filePath)</text:span></text:span> reads and returns JSON data.</text:p>
        </text:list-item>
        <text:list-item>
          <text:p text:style-name="P59"><text:span text:style-name="Strong_20_Emphasis"><text:span text:style-name="Source_20_Text">writeJson({ filePath, jsonData })</text:span></text:span> writes JSON back to file.</text:p>
        </text:list-item>
        <text:list-item>
          <text:p text:style-name="P59">These run in the <text:span text:style-name="Strong_20_Emphasis">Node.js process</text:span> (outside browser), so they can use <text:span text:style-name="Source_20_Text">fs</text:span>.</text:p>
        </text:list-item>
      </text:list>
      <text:p text:style-name="Horizontal_20_Line"/>
      <text:h text:style-name="Heading_20_2" text:outline-level="2"><text:span text:style-name="Strong_20_Emphasis">4️⃣ Test File </text:span><text:span text:style-name="Strong_20_Emphasis"><text:span text:style-name="Source_20_Text">e2e/readWriteJson.cy.js</text:span></text:span></text:h>
      <text:p text:style-name="P10"><text:span text:style-name="Source_20_Text">describe('Read and Write JSON Example', () =&gt; {</text:span></text:p>
      <text:p text:style-name="P12"/>
      <text:p text:style-name="P12"><text:span text:style-name="Source_20_Text"><text:s text:c="2"/>it('Reads JSON, modifies it, and writes back', () =&gt; {</text:span></text:p>
      <text:p text:style-name="P12"><text:span text:style-name="Source_20_Text"><text:s text:c="4"/>const jsonPath = 'cypress/fixtures/testData.json';</text:span></text:p>
      <text:p text:style-name="P12"/>
      <text:p text:style-name="P12"><text:span text:style-name="Source_20_Text"><text:s text:c="4"/>// 1. Read JSON via cy.fixture</text:span></text:p>
      <text:p text:style-name="P12"><text:span text:style-name="Source_20_Text"><text:s text:c="4"/>cy.fixture('testData.json').then((data) =&gt; {</text:span></text:p>
      <text:p text:style-name="P12"><text:span text:style-name="Source_20_Text"><text:s text:c="6"/>cy.log(`Username from fixture: ${data.username}`);</text:span></text:p>
      <text:p text:style-name="P12"><text:span text:style-name="Source_20_Text"><text:s text:c="4"/>});</text:span></text:p>
      <text:p text:style-name="P12"/>
      <text:p text:style-name="P12"><text:span text:style-name="Source_20_Text"><text:s text:c="4"/>// 2. Read JSON via task (Node)</text:span></text:p>
      <text:p text:style-name="P12"><text:span text:style-name="Source_20_Text"><text:s text:c="4"/>cy.task('readJson', jsonPath).then((data) =&gt; {</text:span></text:p>
      <text:p text:style-name="P12"><text:span text:style-name="Source_20_Text"><text:s text:c="6"/>cy.log(`Current count: ${data.count}`);</text:span></text:p>
      <text:p text:style-name="P12"/>
      <text:p text:style-name="P12"><text:span text:style-name="Source_20_Text"><text:s text:c="6"/>// Modify data</text:span></text:p>
      <text:p text:style-name="P12"><text:span text:style-name="Source_20_Text"><text:s text:c="6"/>data.count += 1;</text:span></text:p>
      <text:p text:style-name="P12"><text:span text:style-name="Source_20_Text"><text:s text:c="6"/>data.lastUpdated = new Date().toISOString();</text:span></text:p>
      <text:p text:style-name="P12"/>
      <text:p text:style-name="P12"><text:span text:style-name="Source_20_Text"><text:s text:c="6"/>// 3. Write back JSON</text:span></text:p>
      <text:p text:style-name="P12"><text:span text:style-name="Source_20_Text"><text:s text:c="6"/>cy.task('writeJson', { filePath: jsonPath, jsonData: data }).then((result) =&gt; {</text:span></text:p>
      <text:p text:style-name="P12"><text:span text:style-name="Source_20_Text"><text:s text:c="8"/>expect(result.success).to.be.true;</text:span></text:p>
      <text:p text:style-name="P12"><text:span text:style-name="Source_20_Text"><text:s text:c="6"/>});</text:span></text:p>
      <text:p text:style-name="P12"><text:span text:style-name="Source_20_Text"><text:s text:c="4"/>});</text:span></text:p>
      <text:p text:style-name="P12"><text:span text:style-name="Source_20_Text"><text:s text:c="2"/>});</text:span></text:p>
      <text:p text:style-name="P12"/>
      <text:p text:style-name="P13"><text:span text:style-name="Source_20_Text">});</text:span></text:p>
      <text:p text:style-name="Horizontal_20_Line"/>
      <text:h text:style-name="Heading_20_2" text:outline-level="2"><text:span text:style-name="Strong_20_Emphasis">5️⃣ How This Works</text:span></text:h>
      <text:list text:style-name="L36">
        <text:list-item>
          <text:p text:style-name="P60"><text:span text:style-name="Strong_20_Emphasis"><text:span text:style-name="Source_20_Text">cy.fixture()</text:span></text:span> → Quick way to load <text:span text:style-name="Strong_20_Emphasis">static</text:span> data at runtime (read-only).</text:p>
        </text:list-item>
        <text:list-item>
          <text:p text:style-name="P60"><text:span text:style-name="Strong_20_Emphasis"><text:span text:style-name="Source_20_Text">cy.task()</text:span></text:span> → Runs in Node.js, so you can read/write dynamically.</text:p>
        </text:list-item>
        <text:list-item>
          <text:p text:style-name="P60">In this example:</text:p>
          <text:list>
            <text:list-item>
              <text:p text:style-name="P60">Fixture is read (read-only).</text:p>
            </text:list-item>
            <text:list-item>
              <text:p text:style-name="P60">Same file is read with <text:span text:style-name="Source_20_Text">cy.task('readJson')</text:span> for dynamic changes.</text:p>
            </text:list-item>
            <text:list-item>
              <text:p text:style-name="P60">Updated data is saved with <text:span text:style-name="Source_20_Text">cy.task('writeJson')</text:span>.</text:p>
            </text:list-item>
          </text:list>
        </text:list-item>
      </text:list>
      <text:h text:style-name="P7" text:outline-level="2"><text:soft-page-break/><text:span text:style-name="Strong_20_Emphasis">Why Not Just Use </text:span><text:span text:style-name="Strong_20_Emphasis"><text:span text:style-name="Source_20_Text">cy.writeFile()</text:span></text:span><text:span text:style-name="Strong_20_Emphasis">?</text:span></text:h>
      <text:list text:style-name="L37">
        <text:list-item>
          <text:p text:style-name="P61"><text:span text:style-name="Source_20_Text">cy.writeFile()</text:span> <text:span text:style-name="Strong_20_Emphasis">can write JSON directly</text:span> without defining a task, but it’s limited to the Cypress project folder.</text:p>
        </text:list-item>
        <text:list-item>
          <text:p text:style-name="P61">Using tasks with <text:span text:style-name="Source_20_Text">fs</text:span> gives <text:span text:style-name="Strong_20_Emphasis">full Node control</text:span> and allows reading/writing <text:span text:style-name="Strong_20_Emphasis">any path</text:span>, plus more complex logic.</text:p>
        </text:list-item>
      </text:list>
      <text:p text:style-name="P20">------------</text:p>
      <text:h text:style-name="P7" text:outline-level="2"><text:span text:style-name="Strong_20_Emphasis">Read and Update JSON File</text:span></text:h>
      <text:p text:style-name="P10"><text:span text:style-name="Source_20_Text">const jsonPath = 'data.json';</text:span></text:p>
      <text:p text:style-name="P12"/>
      <text:p text:style-name="P12"><text:span text:style-name="Source_20_Text">// Example JSON: { "count": 1, "name": "Abhi" }</text:span></text:p>
      <text:p text:style-name="P12"/>
      <text:p text:style-name="P12"><text:span text:style-name="Source_20_Text">// Read JSON</text:span></text:p>
      <text:p text:style-name="P12"><text:span text:style-name="Source_20_Text">const jsonData = JSON.parse(fs.readFileSync(jsonPath, 'utf8'));</text:span></text:p>
      <text:p text:style-name="P12"><text:span text:style-name="Source_20_Text">console.log('Before update:', jsonData);</text:span></text:p>
      <text:p text:style-name="P12"/>
      <text:p text:style-name="P12"><text:span text:style-name="Source_20_Text">// Update value</text:span></text:p>
      <text:p text:style-name="P12"><text:span text:style-name="Source_20_Text">jsonData.count += 1;</text:span></text:p>
      <text:p text:style-name="P12"><text:span text:style-name="Source_20_Text">jsonData.lastUpdated = new Date().toISOString();</text:span></text:p>
      <text:p text:style-name="P12"/>
      <text:p text:style-name="P12"><text:span text:style-name="Source_20_Text">// Write back</text:span></text:p>
      <text:p text:style-name="P12"><text:span text:style-name="Source_20_Text">fs.writeFileSync(jsonPath, JSON.stringify(jsonData, null, 2));</text:span></text:p>
      <text:p text:style-name="P13"><text:span text:style-name="Source_20_Text">console.log('JSON updated!');</text:span></text:p>
      <text:p text:style-name="P20">--------------------------</text:p>
      <text:p text:style-name="P20"/>
      <text:h text:style-name="P7" text:outline-level="2"><text:span text:style-name="Strong_20_Emphasis">Navigation</text:span></text:h>
      <text:h text:style-name="Heading_20_3" text:outline-level="3"><text:span text:style-name="Strong_20_Emphasis">cy.visit()</text:span></text:h>
      <text:list text:style-name="L38">
        <text:list-item>
          <text:p text:style-name="P62">Opens a URL (or relative path if <text:span text:style-name="Source_20_Text">baseUrl</text:span> is set).</text:p>
        </text:list-item>
      </text:list>
      <text:p text:style-name="P10"><text:span text:style-name="Source_20_Text">cy.visit('/login'); // uses baseUrl from config</text:span></text:p>
      <text:p text:style-name="P13"><text:span text:style-name="Source_20_Text">cy.visit('https://example.com/dashboard'); // full URL</text:span></text:p>
      <text:h text:style-name="Heading_20_3" text:outline-level="3"><text:span text:style-name="Strong_20_Emphasis">cy.go()</text:span></text:h>
      <text:list text:style-name="L39">
        <text:list-item>
          <text:p text:style-name="P63">Navigate <text:span text:style-name="Strong_20_Emphasis">backward/forward</text:span> in browser history.</text:p>
        </text:list-item>
      </text:list>
      <text:p text:style-name="P10"><text:span text:style-name="Source_20_Text">cy.go('back'); <text:s text:c="3"/>// equivalent to browser back</text:span></text:p>
      <text:p text:style-name="P12"><text:span text:style-name="Source_20_Text">cy.go('forward'); // equivalent to browser forward</text:span></text:p>
      <text:p text:style-name="P12"><text:span text:style-name="Source_20_Text">cy.go(-1); <text:s text:c="7"/>// same as back</text:span></text:p>
      <text:p text:style-name="P13"><text:span text:style-name="Source_20_Text">cy.go(1); <text:s text:c="8"/>// same as forward</text:span></text:p>
      <text:h text:style-name="Heading_20_3" text:outline-level="3"><text:span text:style-name="Strong_20_Emphasis">cy.reload()</text:span></text:h>
      <text:list text:style-name="L40">
        <text:list-item>
          <text:p text:style-name="P64">Reloads the current page.</text:p>
        </text:list-item>
      </text:list>
      <text:p text:style-name="P10"><text:span text:style-name="Source_20_Text">cy.reload(); <text:s text:c="13"/>// normal reload</text:span></text:p>
      <text:p text:style-name="P13"><text:span text:style-name="Source_20_Text">cy.reload(true); <text:s text:c="9"/>// force reload ignoring cache</text:span></text:p>
      <text:h text:style-name="P7" text:outline-level="2"><text:soft-page-break/><text:span text:style-name="Strong_20_Emphasis">Handling Popups, Alerts, and Iframes</text:span></text:h>
      <text:h text:style-name="Heading_20_3" text:outline-level="3"><text:span text:style-name="Strong_20_Emphasis">Alerts &amp; Confirm</text:span></text:h>
      <text:p text:style-name="P10"><text:span text:style-name="Source_20_Text">cy.on('window:alert', (msg) =&gt; {</text:span></text:p>
      <text:p text:style-name="P12"><text:span text:style-name="Source_20_Text"><text:s text:c="2"/>expect(msg).to.equal('Are you sure?');</text:span></text:p>
      <text:p text:style-name="P12"><text:span text:style-name="Source_20_Text">});</text:span></text:p>
      <text:p text:style-name="P12"/>
      <text:p text:style-name="P13"><text:span text:style-name="Source_20_Text">cy.on('window:confirm', () =&gt; true); // click 'OK' automatically</text:span></text:p>
      <text:h text:style-name="P7" text:outline-level="2"><text:span text:style-name="Strong_20_Emphasis">File Upload</text:span></text:h>
      <text:h text:style-name="Heading_20_3" text:outline-level="3"><text:span text:style-name="Strong_20_Emphasis">Using </text:span><text:span text:style-name="Strong_20_Emphasis"><text:span text:style-name="Source_20_Text">&lt;input type="file"&gt;</text:span></text:span></text:h>
      <text:p text:style-name="P10"><text:span text:style-name="Source_20_Text">const filePath = 'files/testFile.pdf';</text:span></text:p>
      <text:p text:style-name="P12"/>
      <text:p text:style-name="P13"><text:span text:style-name="Source_20_Text">cy.get('input[type="file"]').attachFile(filePath); // requires cypress-file-upload </text:span></text:p>
      <text:p text:style-name="P58">Install plugin:</text:p>
      <text:p text:style-name="P11"><text:span text:style-name="Source_20_Text">npm install --save-dev cypress-file-upload</text:span></text:p>
      <text:list text:style-name="L42">
        <text:list-item>
          <text:p text:style-name="P65">// cypress/support/e2e.js</text:p>
        </text:list-item>
      </text:list>
      <text:p text:style-name="P11"><text:span text:style-name="Source_20_Text">import 'cypress-file-upload';</text:span></text:p>
      <text:p text:style-name="P20">--------------------</text:p>
      <text:p text:style-name="P20"/>
      <text:p text:style-name="P20"/>
      <text:h text:style-name="P7" text:outline-level="2"><text:span text:style-name="Strong_20_Emphasis"><text:span text:style-name="Source_20_Text">cypress/support/e2e.js</text:span></text:span><text:span text:style-name="Strong_20_Emphasis"> (Cypress ≥10)</text:span></text:h>
      <text:list text:style-name="L43">
        <text:list-item>
          <text:p text:style-name="P66">This file <text:span text:style-name="Strong_20_Emphasis">replaces the old </text:span><text:span text:style-name="Strong_20_Emphasis"><text:span text:style-name="Source_20_Text">index.js</text:span></text:span> in <text:span text:style-name="Source_20_Text">support/</text:span>.</text:p>
        </text:list-item>
        <text:list-item>
          <text:p text:style-name="P66">It is <text:span text:style-name="Strong_20_Emphasis">automatically loaded before every test</text:span>.</text:p>
        </text:list-item>
        <text:list-item>
          <text:p text:style-name="P66">Its main purpose:</text:p>
          <text:list>
            <text:list-item>
              <text:p text:style-name="P66">Import <text:span text:style-name="Source_20_Text">commands.js</text:span> (custom commands)</text:p>
            </text:list-item>
            <text:list-item>
              <text:p text:style-name="P66">Import any plugins that extend Cypress <text:span text:style-name="Strong_20_Emphasis">in the browser context</text:span></text:p>
            </text:list-item>
            <text:list-item>
              <text:p text:style-name="P66">Global configurations for your tests</text:p>
            </text:list-item>
          </text:list>
        </text:list-item>
      </text:list>
      <text:p text:style-name="P58"><text:span text:style-name="Strong_20_Emphasis">Takeaway:</text:span></text:p>
      <text:list text:style-name="L44">
        <text:list-item>
          <text:p text:style-name="P67"><text:span text:style-name="Source_20_Text">e2e.js</text:span> is like a <text:span text:style-name="Strong_20_Emphasis">central import hub</text:span> for <text:span text:style-name="Strong_20_Emphasis">browser-side stuff</text:span>.</text:p>
        </text:list-item>
        <text:list-item>
          <text:p text:style-name="P67"><text:span text:style-name="Source_20_Text">commands.js</text:span> is just <text:span text:style-name="Strong_20_Emphasis">your custom commands library</text:span>.</text:p>
        </text:list-item>
        <text:list-item>
          <text:p text:style-name="P67">Node-level tasks stay in <text:span text:style-name="Source_20_Text">setupNodeEvents</text:span>.</text:p>
        </text:list-item>
      </text:list>
      <text:p text:style-name="P20"/>
      <text:p text:style-name="P20"/>
      <text:p text:style-name="P20"/>
      <text:p text:style-name="P20"/>
      <text:p text:style-name="P20"><text:soft-page-break/></text:p>
      <text:h text:style-name="P7" text:outline-level="2"><text:span text:style-name="Strong_20_Emphasis">Cypress Command Queue</text:span></text:h>
      <text:list text:style-name="L45">
        <text:list-item>
          <text:p text:style-name="P68"><text:span text:style-name="Strong_20_Emphasis">Cypress commands are asynchronous</text:span> but look synchronous because Cypress queues them internally.</text:p>
        </text:list-item>
        <text:list-item>
          <text:p text:style-name="P68">Every command you call (<text:span text:style-name="Source_20_Text">cy.get()</text:span>, <text:span text:style-name="Source_20_Text">cy.click()</text:span>) is <text:span text:style-name="Strong_20_Emphasis">added to the queue</text:span>, then executed in order.</text:p>
        </text:list-item>
        <text:list-item>
          <text:p text:style-name="P68">Example:</text:p>
        </text:list-item>
      </text:list>
      <text:p text:style-name="P10"><text:span text:style-name="Source_20_Text">cy.get('#username').type('Abhishek');</text:span></text:p>
      <text:p text:style-name="P12"><text:span text:style-name="Source_20_Text">cy.get('#password').type('password123');</text:span></text:p>
      <text:p text:style-name="P13"><text:span text:style-name="Source_20_Text">cy.get('#loginBtn').click();</text:span></text:p>
      <text:list text:style-name="L46">
        <text:list-item>
          <text:p text:style-name="P69">These commands <text:span text:style-name="Strong_20_Emphasis">do not return values directly</text:span>, they pass the subject to the next command in the queue.</text:p>
        </text:list-item>
      </text:list>
      <text:h text:style-name="P7" text:outline-level="2"><text:span text:style-name="Strong_20_Emphasis">Using </text:span><text:span text:style-name="Strong_20_Emphasis"><text:span text:style-name="Source_20_Text">.then()</text:span></text:span></text:h>
      <text:list text:style-name="L47">
        <text:list-item>
          <text:p text:style-name="P70">Use <text:span text:style-name="Source_20_Text">.then()</text:span> to <text:span text:style-name="Strong_20_Emphasis">access the value of a Cypress command</text:span>.</text:p>
        </text:list-item>
        <text:list-item>
          <text:p text:style-name="P70">It gives you the <text:span text:style-name="Strong_20_Emphasis">actual JavaScript value</text:span> inside the chain.</text:p>
        </text:list-item>
      </text:list>
      <text:p text:style-name="P10"><text:span text:style-name="Source_20_Text">cy.get('#welcomeMsg').then(($el) =&gt; {</text:span></text:p>
      <text:p text:style-name="P12"><text:span text:style-name="Source_20_Text"><text:s text:c="2"/>const text = $el.text();</text:span></text:p>
      <text:p text:style-name="P12"><text:span text:style-name="Source_20_Text"><text:s text:c="2"/>console.log(text); <text:s/>// Access the real value</text:span></text:p>
      <text:p text:style-name="P13"><text:span text:style-name="Source_20_Text">});</text:span></text:p>
      <text:list text:style-name="L48">
        <text:list-item>
          <text:p text:style-name="P71"><text:span text:style-name="Strong_20_Emphasis">Key:</text:span> <text:span text:style-name="Source_20_Text">.then()</text:span> executes <text:span text:style-name="Strong_20_Emphasis">after the previous command resolves</text:span>.</text:p>
        </text:list-item>
      </text:list>
      <text:p text:style-name="Horizontal_20_Line"/>
      <text:h text:style-name="Heading_20_2" text:outline-level="2"><text:span text:style-name="Strong_20_Emphasis">3️⃣ Using </text:span><text:span text:style-name="Strong_20_Emphasis"><text:span text:style-name="Source_20_Text">cy.wrap()</text:span></text:span></text:h>
      <text:list text:style-name="L49">
        <text:list-item>
          <text:p text:style-name="P72">Converts a <text:span text:style-name="Strong_20_Emphasis">plain JS value</text:span> (string, object, promise) into a <text:span text:style-name="Strong_20_Emphasis">Cypress chainable</text:span>.</text:p>
        </text:list-item>
        <text:list-item>
          <text:p text:style-name="P72">Allows chaining <text:span text:style-name="Source_20_Text">.should()</text:span>, <text:span text:style-name="Source_20_Text">.then()</text:span>, etc.</text:p>
        </text:list-item>
      </text:list>
      <text:p text:style-name="P10"><text:span text:style-name="Source_20_Text">const name = 'Abhishek';</text:span></text:p>
      <text:p text:style-name="P13"><text:span text:style-name="Source_20_Text">cy.wrap(name).should('eq', 'Abhishek');</text:span></text:p>
      <text:list text:style-name="L50">
        <text:list-item>
          <text:p text:style-name="P73">Useful when combining <text:span text:style-name="Strong_20_Emphasis">JS values with Cypress commands</text:span>.</text:p>
        </text:list-item>
      </text:list>
      <text:h text:style-name="P7" text:outline-level="2"><text:span text:style-name="Strong_20_Emphasis">Avoiding </text:span><text:span text:style-name="Strong_20_Emphasis"><text:span text:style-name="Source_20_Text">cy.wait()</text:span></text:span><text:span text:style-name="Strong_20_Emphasis"> Misuse</text:span></text:h>
      <text:list text:style-name="L51">
        <text:list-item>
          <text:p text:style-name="P74"><text:span text:style-name="Source_20_Text">cy.wait(5000)</text:span> <text:span text:style-name="Strong_20_Emphasis">pauses unconditionally</text:span> → slows tests, flaky.</text:p>
        </text:list-item>
        <text:list-item>
          <text:p text:style-name="P74">Instead, rely on <text:span text:style-name="Strong_20_Emphasis">commands + assertions + retry</text:span>:</text:p>
        </text:list-item>
      </text:list>
      <text:p text:style-name="P10"><text:span text:style-name="Source_20_Text">// Bad</text:span></text:p>
      <text:p text:style-name="P12"><text:span text:style-name="Source_20_Text">cy.wait(5000);</text:span></text:p>
      <text:p text:style-name="P12"><text:span text:style-name="Source_20_Text">cy.get('#submitBtn').click();</text:span></text:p>
      <text:p text:style-name="P12"/>
      <text:p text:style-name="P12"><text:span text:style-name="Source_20_Text">// Good</text:span></text:p>
      <text:p text:style-name="P13"><text:span text:style-name="Source_20_Text">cy.get('#submitBtn').should('be.visible').click();</text:span></text:p>
      <text:p text:style-name="P21"><text:soft-page-break/>Reports pend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5T23:14:13.916000000</meta:creation-date>
    <meta:generator>LibreOffice/24.2.5.2$Windows_X86_64 LibreOffice_project/bffef4ea93e59bebbeaf7f431bb02b1a39ee8a59</meta:generator>
    <dc:date>2025-08-16T01:34:49.804000000</dc:date>
    <meta:editing-duration>PT2H19M59S</meta:editing-duration>
    <meta:editing-cycles>85</meta:editing-cycles>
    <meta:document-statistic meta:table-count="2" meta:image-count="0" meta:object-count="0" meta:page-count="19" meta:paragraph-count="625" meta:word-count="2933" meta:character-count="23352" meta:non-whitespace-character-count="19939"/>
  </office:meta>
</office:document-meta>
</file>